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400BD9044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ple SD Gothic Neo SemiBold" svg:font-family="'Apple SD Gothic Neo SemiBold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2.463cm" fo:min-width="2.213cm"/>
    </style:style>
    <style:style style:name="gr2" style:family="graphic" style:parent-style-name="standard">
      <style:graphic-properties draw:stroke="none" svg:stroke-color="#0000ff" draw:fill="solid" draw:fill-color="#ffffff" draw:textarea-horizontal-align="justify" draw:textarea-vertical-align="middle" draw:auto-grow-height="false" fo:min-height="3.912cm" fo:min-width="3.673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312cm" fo:min-width="0.367cm"/>
    </style:style>
    <style:style style:name="gr4" style:family="graphic" style:parent-style-name="objectwithoutfill">
      <style:graphic-properties draw:stroke="solid" svg:stroke-color="#0000ff" draw:fill="none" draw:textarea-vertical-align="middle"/>
    </style:style>
    <style:style style:name="gr5" style:family="graphic" style:parent-style-name="standard">
      <style:graphic-properties draw:stroke="solid" svg:stroke-color="#0000ff" draw:fill="none" draw:textarea-horizontal-align="justify" draw:textarea-vertical-align="middle" draw:auto-grow-height="false" fo:min-height="3.912cm" fo:min-width="3.67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3.052cm" fo:min-width="2.802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.332cm" fo:min-width="0.685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322cm" fo:min-width="0.185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14cm" fo:min-width="0.173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2.29cm" fo:min-width="2.04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189cm" fo:min-width="0.685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189cm" fo:min-width="0.185cm"/>
    </style:style>
    <style:style style:name="gr13" style:family="graphic" style:parent-style-name="standard">
      <style:graphic-properties draw:stroke="none" draw:fill-color="#999999" draw:textarea-horizontal-align="justify" draw:textarea-vertical-align="middle" draw:auto-grow-height="false" fo:min-height="2.29cm" fo:min-width="2.04cm"/>
    </style:style>
    <style:style style:name="gr14" style:family="graphic" style:parent-style-name="standard">
      <style:graphic-properties draw:stroke="none" draw:fill-color="#999999" draw:textarea-horizontal-align="justify" draw:textarea-vertical-align="middle" draw:auto-grow-height="false" fo:min-height="0.189cm" fo:min-width="0.685cm"/>
    </style:style>
    <style:style style:name="gr15" style:family="graphic" style:parent-style-name="standard">
      <style:graphic-properties draw:stroke="none" draw:fill-color="#999999" draw:textarea-horizontal-align="justify" draw:textarea-vertical-align="middle" draw:auto-grow-height="false" fo:min-height="0.189cm" fo:min-width="0.185cm"/>
    </style:style>
    <style:style style:name="gr16" style:family="graphic" style:parent-style-name="standard">
      <style:graphic-properties draw:stroke="none" draw:fill-color="#999999" draw:textarea-horizontal-align="justify" draw:textarea-vertical-align="middle" draw:auto-grow-height="false" fo:min-height="0.14cm" fo:min-width="0.173cm"/>
    </style:style>
    <style:style style:name="gr17" style:family="graphic" style:parent-style-name="standard">
      <style:graphic-properties draw:stroke="none" draw:fill-color="#999999" draw:textarea-horizontal-align="justify" draw:textarea-vertical-align="middle" draw:auto-grow-height="false" fo:min-height="0.92cm" fo:min-width="0.845cm"/>
    </style:style>
    <style:style style:name="gr18" style:family="graphic" style:parent-style-name="objectwithoutfill">
      <style:graphic-properties svg:stroke-color="#0000ff" draw:fill="none" draw:textarea-vertical-align="middle"/>
    </style:style>
    <style:style style:name="gr19" style:family="graphic" style:parent-style-name="standard">
      <style:graphic-properties svg:stroke-width="0.025cm" svg:stroke-color="#000000" draw:marker-start-width="0.237cm" draw:marker-end-width="0.237cm" draw:fill="solid" draw:fill-color="#666666" draw:textarea-horizontal-align="justify" draw:textarea-vertical-align="middle" draw:auto-grow-height="false" fo:min-height="2.117cm" fo:min-width="1.866cm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36cm" fo:min-width="1.988cm"/>
    </style:style>
    <style:style style:name="gr21" style:family="graphic" style:parent-style-name="standard">
      <style:graphic-properties svg:stroke-width="0.025cm" svg:stroke-color="#333333" draw:marker-start-width="0.237cm" draw:marker-end-width="0.237cm" draw:fill="solid" draw:fill-color="#b3b3b3" draw:textarea-horizontal-align="justify" draw:textarea-vertical-align="middle" draw:auto-grow-height="false" fo:min-height="2.117cm" fo:min-width="1.866cm" fo:padding-top="0.137cm" fo:padding-bottom="0.137cm" fo:padding-left="0.262cm" fo:padding-right="0.262cm"/>
    </style:style>
    <style:style style:name="gr22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2.57cm" fo:min-width="1.967cm" fo:padding-top="0.2cm" fo:padding-bottom="0.2cm" fo:padding-left="0.325cm" fo:padding-right="0.325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.21cm" fo:min-width="0.747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96cm" fo:min-width="0cm"/>
    </style:style>
    <style:style style:name="gr25" style:family="graphic" style:parent-style-name="standard">
      <style:graphic-properties draw:stroke="none" draw:fill-color="#000000" draw:textarea-horizontal-align="justify" draw:textarea-vertical-align="middle" draw:auto-grow-height="false" fo:min-height="0.301cm" fo:min-width="1.441cm"/>
    </style:style>
    <style:style style:name="gr26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2.572cm" fo:min-width="1.967cm" fo:padding-top="0.2cm" fo:padding-bottom="0.2cm" fo:padding-left="0.325cm" fo:padding-right="0.325cm"/>
    </style:style>
    <style:style style:name="gr27" style:family="graphic" style:parent-style-name="objectwithoutfill">
      <style:graphic-properties svg:stroke-width="0.053cm" svg:stroke-color="#808080" draw:marker-start-width="0.279cm" draw:marker-end-width="0.279cm" draw:fill="none" draw:fill-color="#999999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32cm" fo:min-width="0.37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166cm" fo:min-width="0.461cm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.301cm" fo:min-width="1.442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394cm" fo:min-width="0cm"/>
    </style:style>
    <style:style style:name="gr32" style:family="graphic" style:parent-style-name="standard">
      <style:graphic-properties draw:stroke="none" draw:fill-color="#000000" draw:textarea-horizontal-align="justify" draw:textarea-vertical-align="middle" draw:auto-grow-height="false" fo:min-height="1.555cm" fo:min-width="1.716cm"/>
    </style:style>
    <style:style style:name="gr33" style:family="graphic" style:parent-style-name="standard">
      <style:graphic-properties draw:stroke="none" draw:stroke-dash="Line_20_Style_20_9" svg:stroke-color="#b2b2b2" draw:fill-color="#ffffff" draw:textarea-horizontal-align="justify" draw:textarea-vertical-align="middle" draw:auto-grow-height="false" fo:min-height="1.404cm" fo:min-width="0.362cm"/>
    </style:style>
    <style:style style:name="gr3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1.627cm" fo:min-width="2.031cm" fo:padding-top="0.2cm" fo:padding-bottom="0.2cm" fo:padding-left="0.325cm" fo:padding-right="0.325cm"/>
    </style:style>
    <style:style style:name="gr36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1.268cm" fo:min-width="1.948cm" fo:padding-top="0.2cm" fo:padding-bottom="0.2cm" fo:padding-left="0.325cm" fo:padding-right="0.325cm"/>
    </style:style>
    <style:style style:name="gr37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cm" fo:min-width="0.276cm" fo:padding-top="0.2cm" fo:padding-bottom="0.2cm" fo:padding-left="0.325cm" fo:padding-right="0.325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0.937cm" fo:min-width="0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0.096cm" fo:min-width="0.405cm"/>
    </style:style>
    <style:style style:name="gr40" style:family="graphic" style:parent-style-name="standard">
      <style:graphic-properties draw:stroke="none" draw:fill-color="#000000" draw:textarea-horizontal-align="justify" draw:textarea-vertical-align="middle" draw:auto-grow-height="false" fo:min-height="0.835cm" fo:min-width="1.933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1.27cm" fo:min-width="0.94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2cm" fo:min-width="0cm"/>
    </style:style>
    <style:style style:name="gr43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2.732cm" fo:min-width="1.858cm" fo:padding-top="0.2cm" fo:padding-bottom="0.2cm" fo:padding-left="0.325cm" fo:padding-right="0.325cm"/>
    </style:style>
    <style:style style:name="gr44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42cm" fo:min-width="0.17cm" fo:padding-top="0.175cm" fo:padding-bottom="0.175cm" fo:padding-left="0.3cm" fo:padding-right="0.3cm"/>
    </style:style>
    <style:style style:name="gr45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373cm" fo:min-width="1.22cm" fo:padding-top="0.175cm" fo:padding-bottom="0.175cm" fo:padding-left="0.3cm" fo:padding-right="0.3cm"/>
    </style:style>
    <style:style style:name="gr46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67cm" fo:min-width="0.119cm" fo:padding-top="0.175cm" fo:padding-bottom="0.175cm" fo:padding-left="0.3cm" fo:padding-right="0.3cm"/>
    </style:style>
    <style:style style:name="gr47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32cm" fo:min-width="0.07cm" fo:padding-top="0.175cm" fo:padding-bottom="0.175cm" fo:padding-left="0.3cm" fo:padding-right="0.3cm"/>
    </style:style>
    <style:style style:name="gr48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273cm" fo:min-width="1.12cm" fo:padding-top="0.175cm" fo:padding-bottom="0.175cm" fo:padding-left="0.3cm" fo:padding-right="0.3cm"/>
    </style:style>
    <style:style style:name="gr49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67cm" fo:min-width="0.019cm" fo:padding-top="0.175cm" fo:padding-bottom="0.175cm" fo:padding-left="0.3cm" fo:padding-right="0.3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1.553cm" fo:min-width="1.28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17cm" fo:min-width="0cm"/>
    </style:style>
    <style:style style:name="gr5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893cm" fo:min-width="1.186cm" fo:padding-top="0.2cm" fo:padding-bottom="0.2cm" fo:padding-left="0.325cm" fo:padding-right="0.325cm"/>
    </style:style>
    <style:style style:name="gr53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41cm" fo:min-width="0cm" fo:padding-top="0.175cm" fo:padding-bottom="0.175cm" fo:padding-left="0.3cm" fo:padding-right="0.3cm"/>
    </style:style>
    <style:style style:name="gr54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06cm" fo:min-width="0.66cm" fo:padding-top="0.175cm" fo:padding-bottom="0.175cm" fo:padding-left="0.3cm" fo:padding-right="0.3cm"/>
    </style:style>
    <style:style style:name="gr55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427cm" fo:min-width="0.813cm" fo:padding-top="0.2cm" fo:padding-bottom="0.2cm" fo:padding-left="0.325cm" fo:padding-right="0.325cm"/>
    </style:style>
    <style:style style:name="gr57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41cm" fo:min-width="0cm" fo:padding-top="0.175cm" fo:padding-bottom="0.175cm" fo:padding-left="0.3cm" fo:padding-right="0.3cm"/>
    </style:style>
    <style:style style:name="gr58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13cm" fo:min-width="0.404cm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203cm" draw:marker-start-width="0.503cm" draw:marker-end-width="0.503cm" svg:stroke-linecap="round" draw:fill="none" draw:textarea-vertical-align="middle" fo:padding-top="0.225cm" fo:padding-bottom="0.225cm" fo:padding-left="0.35cm" fo:padding-right="0.35cm"/>
    </style:style>
    <style:style style:name="gr60" style:family="graphic" style:parent-style-name="standard">
      <style:graphic-properties svg:stroke-width="0.152cm" svg:stroke-color="#ffffff" draw:marker-start-width="0.427cm" draw:marker-end-width="0.427cm" draw:fill="solid" draw:fill-color="#ffffff" draw:textarea-horizontal-align="justify" draw:textarea-vertical-align="middle" draw:auto-grow-height="false" fo:min-height="2.339cm" fo:min-width="1.543cm" fo:padding-top="0.2cm" fo:padding-bottom="0.2cm" fo:padding-left="0.325cm" fo:padding-right="0.325cm"/>
    </style:style>
    <style:style style:name="gr6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2.339cm" fo:min-width="1.543cm" fo:padding-top="0.2cm" fo:padding-bottom="0.2cm" fo:padding-left="0.325cm" fo:padding-right="0.325cm"/>
    </style:style>
    <style:style style:name="gr62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236cm" fo:min-width="0cm" fo:padding-top="0.175cm" fo:padding-bottom="0.175cm" fo:padding-left="0.3cm" fo:padding-right="0.3cm"/>
    </style:style>
    <style:style style:name="gr63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95cm" fo:min-width="0.904cm" fo:padding-top="0.175cm" fo:padding-bottom="0.175cm" fo:padding-left="0.3cm" fo:padding-right="0.3cm"/>
    </style:style>
    <style:style style:name="gr64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14cm" fo:min-width="0cm" fo:padding-top="0.175cm" fo:padding-bottom="0.175cm" fo:padding-left="0.3cm" fo:padding-right="0.3cm"/>
    </style:style>
    <style:style style:name="gr6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66" style:family="graphic" style:parent-style-name="standard">
      <style:graphic-properties draw:stroke="none" draw:fill-color="#ffffff" draw:textarea-horizontal-align="justify" draw:textarea-vertical-align="middle" draw:auto-grow-height="false" fo:min-height="0.251cm" fo:min-width="0cm"/>
    </style:style>
    <style:style style:name="gr67" style:family="graphic" style:parent-style-name="standard">
      <style:graphic-properties draw:stroke="none" draw:fill-color="#000000" draw:textarea-horizontal-align="justify" draw:textarea-vertical-align="middle" draw:auto-grow-height="false" fo:min-height="0.086cm" fo:min-width="0.811cm"/>
    </style:style>
    <style:style style:name="gr68" style:family="graphic" style:parent-style-name="standard">
      <style:graphic-properties draw:stroke="none" draw:fill-color="#ffffff" draw:textarea-horizontal-align="justify" draw:textarea-vertical-align="middle" draw:auto-grow-height="false" fo:min-height="1.141cm" fo:min-width="0.823cm"/>
    </style:style>
    <style:style style:name="gr69" style:family="graphic" style:parent-style-name="standard">
      <style:graphic-properties draw:stroke="none" draw:fill-color="#ffffff" draw:textarea-horizontal-align="justify" draw:textarea-vertical-align="middle" draw:auto-grow-height="false" fo:min-height="3.605cm" fo:min-width="1.712cm"/>
    </style:style>
    <style:style style:name="gr70" style:family="graphic" style:parent-style-name="standard">
      <style:graphic-properties draw:stroke="none" draw:fill-color="#000000" draw:textarea-horizontal-align="justify" draw:textarea-vertical-align="middle" draw:auto-grow-height="false" fo:min-height="0.835cm" fo:min-width="1.034cm"/>
    </style:style>
    <style:style style:name="gr7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959cm"/>
    </style:style>
    <style:style style:name="gr72" style:family="graphic" style:parent-style-name="standard">
      <style:graphic-properties draw:stroke="none" draw:fill-color="#ffffff" draw:textarea-horizontal-align="justify" draw:textarea-vertical-align="middle" draw:auto-grow-height="false" fo:min-height="0.225cm" fo:min-width="0.33cm"/>
    </style:style>
    <style:style style:name="gr73" style:family="graphic" style:parent-style-name="standard">
      <style:graphic-properties draw:stroke="none" draw:fill-color="#ffffff" draw:textarea-horizontal-align="justify" draw:textarea-vertical-align="middle" draw:auto-grow-height="false" fo:min-height="0.941cm" fo:min-width="1.456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="solid" draw:fill-color="#666666"/>
      <style:paragraph-properties fo:text-align="center"/>
      <style:text-properties fo:color="#ffffff" style:font-name="Apple SD Gothic Neo SemiBold"/>
    </style:style>
    <style:style style:name="P6" style:family="paragraph">
      <loext:graphic-properties draw:fill="none" draw:fill-color="#ffffff"/>
      <style:text-properties fo:color="#ffffff" style:font-name="Apple SD Gothic Neo SemiBold"/>
    </style:style>
    <style:style style:name="P7" style:family="paragraph">
      <loext:graphic-properties draw:fill="solid" draw:fill-color="#b3b3b3"/>
      <style:paragraph-properties fo:text-align="center"/>
      <style:text-properties fo:color="#ffffff" style:font-name="Apple SD Gothic Neo Semi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999999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color="#ff420e" fo:font-size="18pt"/>
    </style:style>
    <style:style style:name="T1" style:family="text">
      <style:text-properties fo:color="#ffffff" style:font-name="Apple SD Gothic Neo SemiBold" fo:font-size="105.599998474121pt" style:font-size-asian="105.599998474121pt" style:font-size-complex="105.599998474121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ff420e" fo:font-size="116.199996948242pt" style:font-size-asian="116.199996948242pt" style:font-size-complex="116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35cm" svg:height="3.835cm" svg:x="5.592cm" svg:y="7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8.727841501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173cm" svg:height="4.162cm" draw:transform="rotate (0.785398163397448) translate (7.506cm 9.3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33cm" svg:height="1.733cm" draw:transform="rotate (1.5707963267949) translate (7.803cm 8.983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4" draw:text-style-name="P3" draw:layer="layout" svg:x1="9.594cm" svg:y1="7.255cm" svg:x2="5.423cm" svg:y2="11.419cm">
            <text:p/>
          </draw:line>
          <draw:custom-shape draw:style-name="gr5" draw:text-style-name="P3" draw:layer="layout" svg:width="4.173cm" svg:height="4.162cm" svg:x="5.422cm" svg:y="7.25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424cm" svg:y1="7.26cm" svg:x2="9.596cm" svg:y2="11.422cm">
            <text:p/>
          </draw:line>
        </draw:g>
        <draw:custom-shape draw:style-name="gr1" draw:text-style-name="P1" draw:layer="layout" svg:width="3.835cm" svg:height="3.835cm" svg:x="2.159cm" svg:y="1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8.727841501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173cm" svg:height="4.162cm" draw:transform="rotate (0.785398163397448) translate (4.073cm 16.58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33cm" svg:height="1.733cm" draw:transform="rotate (1.5707963267949) translate (4.37cm 16.23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3.835cm" svg:height="3.835cm" svg:x="15.125cm" svg:y="15.4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ring" draw:modifiers="2978.727841501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173cm" svg:height="4.162cm" draw:transform="rotate (0.785398163397448) translate (11.181cm 17.3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" draw:layer="layout" svg:width="1.733cm" svg:height="1.733cm" draw:transform="rotate (1.5707963267949) translate (15.016cm 16.965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2" draw:style-name="dp1" draw:master-page-name="Default">
        <draw:g>
          <draw:line draw:style-name="gr4" draw:text-style-name="P3" draw:layer="layout" svg:x1="9.593cm" svg:y1="7.255cm" svg:x2="5.422cm" svg:y2="11.419cm">
            <text:p/>
          </draw:line>
          <draw:custom-shape draw:style-name="gr5" draw:text-style-name="P3" draw:layer="layout" svg:width="4.173cm" svg:height="4.162cm" svg:x="5.421cm" svg:y="7.25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423cm" svg:y1="7.26cm" svg:x2="9.595cm" svg:y2="11.422cm">
            <text:p/>
          </draw:line>
        </draw:g>
        <draw:custom-shape draw:style-name="gr6" draw:text-style-name="P1" draw:layer="layout" svg:width="3.302cm" svg:height="3.302cm" draw:transform="rotate (1.5707963267949) translate (5.865cm 10.974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185cm" svg:height="0.582cm" svg:x="7.493cm" svg:y="7.6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85cm" svg:height="0.572cm" svg:x="7.517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9.525cm 7.296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302cm" svg:height="3.302cm" draw:transform="rotate (1.5707963267949) translate (4.711cm 19.152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185cm" svg:height="0.582cm" svg:x="6.339cm" svg:y="15.8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85cm" svg:height="0.572cm" svg:x="6.363cm" svg:y="18.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8.371cm 15.474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302cm" svg:height="3.302cm" draw:transform="rotate (1.5707963267949) translate (14.409cm 18.908cm)">
          <text:p/>
          <draw:enhanced-geometry svg:viewBox="0 0 21600 21600" draw:mirror-horizontal="true" draw:mirror-vertical="tru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185cm" svg:height="0.582cm" svg:x="14.871cm" svg:y="18.325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" draw:text-style-name="P1" draw:layer="layout" svg:width="0.685cm" svg:height="0.572cm" svg:x="15.347cm" svg:y="15.60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15.221cm 17.912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Default">
        <draw:g>
          <draw:line draw:style-name="gr4" draw:text-style-name="P3" draw:layer="layout" svg:x1="12.302cm" svg:y1="10.882cm" svg:x2="8.131cm" svg:y2="15.046cm">
            <text:p/>
          </draw:line>
          <draw:custom-shape draw:style-name="gr5" draw:text-style-name="P3" draw:layer="layout" svg:width="4.173cm" svg:height="4.162cm" svg:x="8.13cm" svg:y="10.88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8.132cm" svg:y1="10.887cm" svg:x2="12.304cm" svg:y2="15.049cm">
            <text:p/>
          </draw:line>
        </draw:g>
        <draw:custom-shape draw:style-name="gr10" draw:text-style-name="P1" draw:layer="layout" svg:width="2.54cm" svg:height="2.54cm" draw:transform="rotate (1.5707963267949) translate (8.574cm 14.22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185cm" svg:height="0.439cm" svg:x="9.844cm" svg:y="11.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85cm" svg:height="0.439cm" svg:x="9.844cm" svg:y="13.7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12.18cm 11.223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2.54cm" svg:height="2.54cm" draw:transform="rotate (1.5707963267949) translate (3.509cm 21.3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185cm" svg:height="0.439cm" svg:x="4.779cm" svg:y="18.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85cm" svg:height="0.439cm" svg:x="4.779cm" svg:y="20.8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7.115cm 18.303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2.54cm" svg:height="2.54cm" draw:transform="rotate (1.5707963267949) translate (13.515cm 21.357cm)">
          <text:p/>
          <draw:enhanced-geometry svg:viewBox="0 0 21600 21600" draw:mirror-horizontal="true" draw:mirror-vertical="tru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185cm" svg:height="0.439cm" svg:x="13.575cm" svg:y="20.893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2" draw:text-style-name="P1" draw:layer="layout" svg:width="0.685cm" svg:height="0.439cm" svg:x="14.075cm" svg:y="18.79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13.619cm 20.444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4" draw:layer="layout" svg:width="2.54cm" svg:height="2.54cm" draw:transform="rotate (1.5707963267949) translate (3.434cm 25.619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4" draw:layer="layout" svg:width="1.185cm" svg:height="0.439cm" svg:x="4.704cm" svg:y="23.0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685cm" svg:height="0.439cm" svg:x="4.704cm" svg:y="25.1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345cm" svg:height="1.17cm" draw:transform="rotate (-1.5707963267949) translate (7.04cm 22.622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4" draw:layer="layout" svg:width="2.54cm" svg:height="2.54cm" draw:transform="rotate (1.5707963267949) translate (13.44cm 25.676cm)">
          <text:p/>
          <draw:enhanced-geometry svg:viewBox="0 0 21600 21600" draw:mirror-horizontal="true" draw:mirror-vertical="tru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4" draw:layer="layout" svg:width="1.185cm" svg:height="0.439cm" svg:x="13.5cm" svg:y="25.212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5" draw:text-style-name="P4" draw:layer="layout" svg:width="0.685cm" svg:height="0.439cm" svg:x="14cm" svg:y="23.109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7" draw:text-style-name="P4" draw:layer="layout" svg:width="1.345cm" svg:height="1.17cm" draw:transform="rotate (-1.5707963267949) translate (13.544cm 24.763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Default">
        <draw:g>
          <draw:line draw:style-name="gr4" draw:text-style-name="P3" draw:layer="layout" svg:x1="11.331cm" svg:y1="4.873cm" svg:x2="7.16cm" svg:y2="9.037cm">
            <text:p/>
          </draw:line>
          <draw:custom-shape draw:style-name="gr5" draw:text-style-name="P3" draw:layer="layout" svg:width="4.173cm" svg:height="4.162cm" svg:x="7.159cm" svg:y="4.87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7.161cm" svg:y1="4.878cm" svg:x2="11.333cm" svg:y2="9.04cm">
            <text:p/>
          </draw:line>
        </draw:g>
        <draw:line draw:style-name="gr18" draw:text-style-name="P3" draw:layer="layout" svg:x1="5.867cm" svg:y1="6.956cm" svg:x2="7.108cm" svg:y2="6.956cm">
          <text:p/>
        </draw:line>
        <draw:line draw:style-name="gr18" draw:text-style-name="P3" draw:layer="layout" svg:x1="11.567cm" svg:y1="6.956cm" svg:x2="12.808cm" svg:y2="6.956cm">
          <text:p/>
        </draw:line>
        <draw:line draw:style-name="gr18" draw:text-style-name="P3" draw:layer="layout" svg:x1="9.244cm" svg:y1="3.551cm" svg:x2="9.244cm" svg:y2="4.792cm">
          <text:p/>
        </draw:line>
        <draw:line draw:style-name="gr18" draw:text-style-name="P3" draw:layer="layout" svg:x1="9.246cm" svg:y1="9.165cm" svg:x2="9.246cm" svg:y2="10.406cm">
          <text:p/>
        </draw:line>
        <draw:custom-shape draw:style-name="gr19" draw:text-style-name="P5" draw:layer="layout" svg:width="3.378cm" svg:height="3.379cm" svg:x="7.558cm" svg:y="5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488cm" svg:height="5.386cm" svg:x="8.326cm" svg:y="4.902cm">
          <draw:text-box>
            <text:p><text:span text:style-name="T1">?</text:span></text:p>
          </draw:text-box>
        </draw:frame>
        <draw:line draw:style-name="gr18" draw:text-style-name="P3" draw:layer="layout" svg:x1="2.154cm" svg:y1="14.758cm" svg:x2="3.395cm" svg:y2="14.758cm">
          <text:p/>
        </draw:line>
        <draw:line draw:style-name="gr18" draw:text-style-name="P3" draw:layer="layout" svg:x1="7.854cm" svg:y1="14.758cm" svg:x2="9.095cm" svg:y2="14.758cm">
          <text:p/>
        </draw:line>
        <draw:line draw:style-name="gr18" draw:text-style-name="P3" draw:layer="layout" svg:x1="5.531cm" svg:y1="11.353cm" svg:x2="5.531cm" svg:y2="12.594cm">
          <text:p/>
        </draw:line>
        <draw:line draw:style-name="gr18" draw:text-style-name="P3" draw:layer="layout" svg:x1="5.533cm" svg:y1="16.967cm" svg:x2="5.533cm" svg:y2="18.208cm">
          <text:p/>
        </draw:line>
        <draw:custom-shape draw:style-name="gr19" draw:text-style-name="P5" draw:layer="layout" svg:width="3.378cm" svg:height="3.379cm" svg:x="3.845cm" svg:y="13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488cm" svg:height="5.386cm" svg:x="4.613cm" svg:y="12.704cm">
          <draw:text-box>
            <text:p><text:span text:style-name="T1">?</text:span></text:p>
          </draw:text-box>
        </draw:frame>
        <draw:line draw:style-name="gr18" draw:text-style-name="P3" draw:layer="layout" svg:x1="11.144cm" svg:y1="14.665cm" svg:x2="12.385cm" svg:y2="14.665cm">
          <text:p/>
        </draw:line>
        <draw:line draw:style-name="gr18" draw:text-style-name="P3" draw:layer="layout" svg:x1="16.844cm" svg:y1="14.665cm" svg:x2="18.085cm" svg:y2="14.665cm">
          <text:p/>
        </draw:line>
        <draw:line draw:style-name="gr18" draw:text-style-name="P3" draw:layer="layout" svg:x1="14.521cm" svg:y1="11.26cm" svg:x2="14.521cm" svg:y2="12.501cm">
          <text:p/>
        </draw:line>
        <draw:line draw:style-name="gr18" draw:text-style-name="P3" draw:layer="layout" svg:x1="14.523cm" svg:y1="16.874cm" svg:x2="14.523cm" svg:y2="18.115cm">
          <text:p/>
        </draw:line>
        <draw:custom-shape draw:style-name="gr21" draw:text-style-name="P7" draw:layer="layout" svg:width="3.378cm" svg:height="3.379cm" svg:x="12.835cm" svg:y="12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488cm" svg:height="5.386cm" svg:x="13.603cm" svg:y="12.611cm">
          <draw:text-box>
            <text:p><text:span text:style-name="T1">?</text:span></text:p>
          </draw:text-box>
        </draw:frame>
      </draw:page>
      <draw:page draw:name="page5" draw:style-name="dp1" draw:master-page-name="Default">
        <draw:g>
          <draw:line draw:style-name="gr4" draw:text-style-name="P3" draw:layer="layout" svg:x1="11.331cm" svg:y1="4.873cm" svg:x2="7.16cm" svg:y2="9.037cm">
            <text:p/>
          </draw:line>
          <draw:custom-shape draw:style-name="gr5" draw:text-style-name="P3" draw:layer="layout" svg:width="4.173cm" svg:height="4.162cm" svg:x="7.159cm" svg:y="4.87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7.161cm" svg:y1="4.878cm" svg:x2="11.333cm" svg:y2="9.04cm">
            <text:p/>
          </draw:line>
        </draw:g>
        <draw:line draw:style-name="gr18" draw:text-style-name="P3" draw:layer="layout" svg:x1="5.867cm" svg:y1="6.956cm" svg:x2="7.108cm" svg:y2="6.956cm">
          <text:p/>
        </draw:line>
        <draw:line draw:style-name="gr18" draw:text-style-name="P3" draw:layer="layout" svg:x1="11.567cm" svg:y1="6.956cm" svg:x2="12.808cm" svg:y2="6.956cm">
          <text:p/>
        </draw:line>
        <draw:line draw:style-name="gr18" draw:text-style-name="P3" draw:layer="layout" svg:x1="9.244cm" svg:y1="3.551cm" svg:x2="9.244cm" svg:y2="4.792cm">
          <text:p/>
        </draw:line>
        <draw:line draw:style-name="gr18" draw:text-style-name="P3" draw:layer="layout" svg:x1="9.244cm" svg:y1="9.165cm" svg:x2="9.244cm" svg:y2="10.406cm">
          <text:p/>
        </draw:line>
        <draw:g>
          <draw:custom-shape draw:style-name="gr22" draw:text-style-name="P3" draw:layer="layout" svg:width="2.899cm" svg:height="3.254cm" svg:x="7.799cm" svg:y="5.2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8.601cm" svg:y="5.0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4" draw:text-style-name="P8" draw:layer="layout" svg:width="0.34cm" svg:height="1.21cm" draw:transform="rotate (-1.5707963267949) translate (9.87cm 8.263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16cm" svg:height="1.805cm" draw:transform="rotate (-1.5707963267949) translate (10.142cm 6.759cm)">
          <text:p/>
          <draw:enhanced-geometry svg:viewBox="0 0 21600 21600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2.43cm" svg:y1="13.894cm" svg:x2="3.671cm" svg:y2="13.894cm">
          <text:p/>
        </draw:line>
        <draw:line draw:style-name="gr18" draw:text-style-name="P3" draw:layer="layout" svg:x1="8.13cm" svg:y1="13.894cm" svg:x2="9.371cm" svg:y2="13.894cm">
          <text:p/>
        </draw:line>
        <draw:line draw:style-name="gr18" draw:text-style-name="P3" draw:layer="layout" svg:x1="5.807cm" svg:y1="10.489cm" svg:x2="5.807cm" svg:y2="11.73cm">
          <text:p/>
        </draw:line>
        <draw:line draw:style-name="gr18" draw:text-style-name="P3" draw:layer="layout" svg:x1="5.807cm" svg:y1="16.103cm" svg:x2="5.807cm" svg:y2="17.344cm">
          <text:p/>
        </draw:line>
        <draw:g>
          <draw:custom-shape draw:style-name="gr26" draw:text-style-name="P3" draw:layer="layout" svg:width="2.899cm" svg:height="3.254cm" svg:x="4.362cm" svg:y="12.1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5.164cm" svg:y="11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4" draw:text-style-name="P8" draw:layer="layout" svg:width="0.34cm" svg:height="1.21cm" draw:transform="rotate (-1.5707963267949) translate (6.433cm 15.201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2.216cm" svg:height="1.805cm" draw:transform="rotate (-1.5707963267949) translate (6.705cm 13.697cm)">
            <text:p/>
            <draw:enhanced-geometry svg:viewBox="0 0 21600 21600" draw:text-areas="?f7 ?f0 21600 ?f2" draw:type="left-arrow" draw:modifiers="8797.8349120433 7499.0033222591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line draw:style-name="gr18" draw:text-style-name="P3" draw:layer="layout" svg:x1="12.101cm" svg:y1="13.706cm" svg:x2="13.342cm" svg:y2="13.706cm">
          <text:p/>
        </draw:line>
        <draw:line draw:style-name="gr18" draw:text-style-name="P3" draw:layer="layout" svg:x1="17.801cm" svg:y1="13.706cm" svg:x2="19.042cm" svg:y2="13.706cm">
          <text:p/>
        </draw:line>
        <draw:line draw:style-name="gr18" draw:text-style-name="P3" draw:layer="layout" svg:x1="15.478cm" svg:y1="10.301cm" svg:x2="15.478cm" svg:y2="11.542cm">
          <text:p/>
        </draw:line>
        <draw:line draw:style-name="gr18" draw:text-style-name="P3" draw:layer="layout" svg:x1="15.478cm" svg:y1="15.915cm" svg:x2="15.478cm" svg:y2="17.156cm">
          <text:p/>
        </draw:line>
        <draw:g>
          <draw:custom-shape draw:style-name="gr26" draw:text-style-name="P3" draw:layer="layout" svg:width="2.899cm" svg:height="3.254cm" svg:x="14.033cm" svg:y="11.9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14.835cm" svg:y="11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7" draw:text-style-name="P9" draw:layer="layout" svg:x1="14.465cm" svg:y1="12.59cm" svg:x2="16.428cm" svg:y2="12.59cm">
          <text:p/>
        </draw:line>
        <draw:line draw:style-name="gr27" draw:text-style-name="P9" draw:layer="layout" svg:x1="14.465cm" svg:y1="13.119cm" svg:x2="16.428cm" svg:y2="13.119cm">
          <text:p/>
        </draw:line>
        <draw:line draw:style-name="gr27" draw:text-style-name="P9" draw:layer="layout" svg:x1="14.465cm" svg:y1="13.648cm" svg:x2="16.428cm" svg:y2="13.648cm">
          <text:p/>
        </draw:line>
        <draw:line draw:style-name="gr27" draw:text-style-name="P9" draw:layer="layout" svg:x1="14.465cm" svg:y1="14.177cm" svg:x2="16.428cm" svg:y2="14.177cm">
          <text:p/>
        </draw:line>
        <draw:line draw:style-name="gr27" draw:text-style-name="P9" draw:layer="layout" svg:x1="14.465cm" svg:y1="14.67cm" svg:x2="16.428cm" svg:y2="14.67cm">
          <text:p/>
        </draw:line>
        <draw:custom-shape draw:style-name="gr28" draw:text-style-name="P8" draw:layer="layout" svg:width="1.757cm" svg:height="1.757cm" draw:transform="rotate (-2.35619449019235) translate (16.706cm 14.5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8" draw:layer="layout" svg:width="0.961cm" svg:height="0.416cm" svg:x="14.998cm" svg:y="14.573cm">
          <text:p/>
          <draw:enhanced-geometry svg:viewBox="0 0 21600 21600" draw:type="rectangle" draw:enhanced-path="M 0 0 L 21600 0 21600 21600 0 21600 0 0 Z N"/>
        </draw:custom-shape>
        <draw:g>
          <draw:custom-shape draw:style-name="gr24" draw:text-style-name="P8" draw:layer="layout" svg:width="0.34cm" svg:height="1.21cm" draw:transform="rotate (-1.5707963267949) translate (16.104cm 15.01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2.216cm" svg:height="1.805cm" draw:transform="rotate (-1.5707963267949) translate (16.376cm 13.509cm)">
            <text:p/>
            <draw:enhanced-geometry svg:viewBox="0 0 21600 21600" draw:text-areas="?f7 ?f0 21600 ?f2" draw:type="left-arrow" draw:modifiers="8797.8349120433 7499.0033222591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6" draw:style-name="dp1" draw:master-page-name="Default">
        <draw:g>
          <draw:line draw:style-name="gr4" draw:text-style-name="P3" draw:layer="layout" svg:x1="13.527cm" svg:y1="5.965cm" svg:x2="9.356cm" svg:y2="10.129cm">
            <text:p/>
          </draw:line>
          <draw:custom-shape draw:style-name="gr5" draw:text-style-name="P3" draw:layer="layout" svg:width="4.173cm" svg:height="4.162cm" svg:x="9.355cm" svg:y="5.96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9.357cm" svg:y1="5.97cm" svg:x2="13.529cm" svg:y2="10.132cm">
            <text:p/>
          </draw:line>
        </draw:g>
        <draw:line draw:style-name="gr18" draw:text-style-name="P3" draw:layer="layout" svg:x1="8.063cm" svg:y1="8.048cm" svg:x2="9.304cm" svg:y2="8.048cm">
          <text:p/>
        </draw:line>
        <draw:line draw:style-name="gr18" draw:text-style-name="P3" draw:layer="layout" svg:x1="13.763cm" svg:y1="8.048cm" svg:x2="15.004cm" svg:y2="8.048cm">
          <text:p/>
        </draw:line>
        <draw:line draw:style-name="gr18" draw:text-style-name="P3" draw:layer="layout" svg:x1="11.44cm" svg:y1="4.643cm" svg:x2="11.44cm" svg:y2="5.884cm">
          <text:p/>
        </draw:line>
        <draw:line draw:style-name="gr18" draw:text-style-name="P3" draw:layer="layout" svg:x1="11.44cm" svg:y1="10.257cm" svg:x2="11.44cm" svg:y2="11.498cm">
          <text:p/>
        </draw:line>
        <draw:g>
          <draw:custom-shape draw:style-name="gr26" draw:text-style-name="P3" draw:layer="layout" svg:width="2.899cm" svg:height="3.254cm" svg:x="9.995cm" svg:y="6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10.797cm" svg:y="6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1" draw:text-style-name="P8" draw:layer="layout" svg:width="0.34cm" svg:height="1.644cm" draw:transform="rotate (-1.5707963267949) translate (12.252cm 9.402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16cm" svg:height="1.805cm" draw:transform="rotate (-1.5707963267949) translate (12.338cm 7.851cm)">
          <text:p/>
          <draw:enhanced-geometry svg:viewBox="0 0 21600 21600" draw:mirror-vertical="true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2.906cm" svg:y1="15.345cm" svg:x2="4.147cm" svg:y2="15.345cm">
          <text:p/>
        </draw:line>
        <draw:line draw:style-name="gr18" draw:text-style-name="P3" draw:layer="layout" svg:x1="8.606cm" svg:y1="15.345cm" svg:x2="9.847cm" svg:y2="15.345cm">
          <text:p/>
        </draw:line>
        <draw:line draw:style-name="gr18" draw:text-style-name="P3" draw:layer="layout" svg:x1="6.283cm" svg:y1="11.94cm" svg:x2="6.283cm" svg:y2="13.181cm">
          <text:p/>
        </draw:line>
        <draw:line draw:style-name="gr18" draw:text-style-name="P3" draw:layer="layout" svg:x1="6.283cm" svg:y1="17.554cm" svg:x2="6.283cm" svg:y2="18.795cm">
          <text:p/>
        </draw:line>
        <draw:g>
          <draw:custom-shape draw:style-name="gr26" draw:text-style-name="P3" draw:layer="layout" svg:width="2.899cm" svg:height="3.254cm" svg:x="4.838cm" svg:y="13.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5.64cm" svg:y="13.3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1" draw:text-style-name="P8" draw:layer="layout" svg:width="0.34cm" svg:height="1.644cm" draw:transform="rotate (-1.5707963267949) translate (7.095cm 16.699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216cm" svg:height="1.805cm" draw:transform="rotate (-1.5707963267949) translate (7.181cm 15.148cm)">
          <text:p/>
          <draw:enhanced-geometry svg:viewBox="0 0 21600 21600" draw:mirror-vertical="true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11.162cm" svg:y1="15.235cm" svg:x2="12.403cm" svg:y2="15.235cm">
          <text:p/>
        </draw:line>
        <draw:line draw:style-name="gr18" draw:text-style-name="P3" draw:layer="layout" svg:x1="16.862cm" svg:y1="15.235cm" svg:x2="18.103cm" svg:y2="15.235cm">
          <text:p/>
        </draw:line>
        <draw:line draw:style-name="gr18" draw:text-style-name="P3" draw:layer="layout" svg:x1="14.539cm" svg:y1="11.83cm" svg:x2="14.539cm" svg:y2="13.071cm">
          <text:p/>
        </draw:line>
        <draw:line draw:style-name="gr18" draw:text-style-name="P3" draw:layer="layout" svg:x1="14.539cm" svg:y1="17.444cm" svg:x2="14.539cm" svg:y2="18.685cm">
          <text:p/>
        </draw:line>
        <draw:g>
          <draw:custom-shape draw:style-name="gr26" draw:text-style-name="P3" draw:layer="layout" svg:width="2.899cm" svg:height="3.254cm" svg:x="13.094cm" svg:y="13.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13.896cm" svg:y="13.2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1" draw:text-style-name="P8" draw:layer="layout" svg:width="0.34cm" svg:height="1.644cm" draw:transform="rotate (-1.5707963267949) translate (15.351cm 16.589cm)">
          <text:p/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3.558cm" svg:y1="14.088cm" svg:x2="15.521cm" svg:y2="14.088cm">
          <text:p/>
        </draw:line>
        <draw:line draw:style-name="gr27" draw:text-style-name="P9" draw:layer="layout" svg:x1="13.558cm" svg:y1="14.617cm" svg:x2="15.521cm" svg:y2="14.617cm">
          <text:p/>
        </draw:line>
        <draw:line draw:style-name="gr27" draw:text-style-name="P9" draw:layer="layout" svg:x1="13.558cm" svg:y1="15.146cm" svg:x2="15.521cm" svg:y2="15.146cm">
          <text:p/>
        </draw:line>
        <draw:line draw:style-name="gr27" draw:text-style-name="P9" draw:layer="layout" svg:x1="13.558cm" svg:y1="15.675cm" svg:x2="15.521cm" svg:y2="15.675cm">
          <text:p/>
        </draw:line>
        <draw:line draw:style-name="gr27" draw:text-style-name="P9" draw:layer="layout" svg:x1="13.558cm" svg:y1="16.168cm" svg:x2="15.521cm" svg:y2="16.168cm">
          <text:p/>
        </draw:line>
        <draw:custom-shape draw:style-name="gr33" draw:text-style-name="P8" draw:layer="layout" svg:width="0.862cm" svg:height="1.654cm" svg:x="14.105cm" svg:y="14.9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216cm" svg:height="1.805cm" draw:transform="rotate (-1.5707963267949) translate (15.437cm 15.038cm)">
          <text:p/>
          <draw:enhanced-geometry svg:viewBox="0 0 21600 21600" draw:mirror-vertical="true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Default">
        <draw:line draw:style-name="gr34" draw:text-style-name="P3" draw:layer="layout" svg:x1="3.988cm" svg:y1="24.436cm" svg:x2="5.065cm" svg:y2="25.287cm">
          <text:p/>
        </draw:line>
        <draw:line draw:style-name="gr34" draw:text-style-name="P3" draw:layer="layout" svg:x1="4.498cm" svg:y1="26.307cm" svg:x2="5.027cm" svg:y2="25.362cm">
          <text:p/>
        </draw:line>
        <draw:line draw:style-name="gr18" draw:text-style-name="P3" draw:layer="layout" svg:x1="1.075cm" svg:y1="4.427cm" svg:x2="2.316cm" svg:y2="4.427cm">
          <text:p/>
        </draw:line>
        <draw:line draw:style-name="gr18" draw:text-style-name="P3" draw:layer="layout" svg:x1="6.775cm" svg:y1="4.427cm" svg:x2="8.016cm" svg:y2="4.427cm">
          <text:p/>
        </draw:line>
        <draw:line draw:style-name="gr18" draw:text-style-name="P3" draw:layer="layout" svg:x1="4.452cm" svg:y1="1.022cm" svg:x2="4.452cm" svg:y2="2.263cm">
          <text:p/>
        </draw:line>
        <draw:line draw:style-name="gr18" draw:text-style-name="P3" draw:layer="layout" svg:x1="4.452cm" svg:y1="6.636cm" svg:x2="4.452cm" svg:y2="7.877cm">
          <text:p/>
        </draw:line>
        <draw:custom-shape draw:style-name="gr35" draw:text-style-name="P3" draw:layer="layout" svg:width="2.899cm" svg:height="2.245cm" svg:x="3.437cm" svg:y="3.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2.778cm" svg:height="1.848cm" svg:x="3.499cm" svg:y="3.4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962cm" svg:height="0.379cm" svg:x="3.881cm" svg:y="2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0.239cm" svg:height="1.187cm" draw:transform="rotate (-1.5707963267949) translate (4.985cm 3.163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905cm" svg:height="0.346cm" draw:transform="rotate (-1.5707963267949) translate (3.644cm 4.02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433cm" svg:height="1.085cm" draw:transform="rotate (-3.14159265358979) translate (4.898cm 4.988cm)">
          <text:p/>
          <draw:enhanced-geometry svg:viewBox="0 0 21600 21600" draw:mirror-vertic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4" draw:text-style-name="P3" draw:layer="measurelines" svg:x1="6.549cm" svg:y1="2.363cm" svg:x2="2.378cm" svg:y2="6.527cm">
            <text:p/>
          </draw:line>
          <draw:custom-shape draw:style-name="gr5" draw:text-style-name="P3" draw:layer="measurelines" svg:width="4.173cm" svg:height="4.162cm" svg:x="2.377cm" svg:y="2.36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measurelines" svg:x1="2.379cm" svg:y1="2.368cm" svg:x2="6.551cm" svg:y2="6.53cm">
            <text:p/>
          </draw:line>
        </draw:g>
        <draw:line draw:style-name="gr18" draw:text-style-name="P3" draw:layer="measurelines" svg:x1="1.222cm" svg:y1="11.435cm" svg:x2="2.463cm" svg:y2="11.435cm">
          <text:p/>
        </draw:line>
        <draw:line draw:style-name="gr18" draw:text-style-name="P3" draw:layer="measurelines" svg:x1="6.922cm" svg:y1="11.435cm" svg:x2="8.163cm" svg:y2="11.435cm">
          <text:p/>
        </draw:line>
        <draw:line draw:style-name="gr18" draw:text-style-name="P3" draw:layer="measurelines" svg:x1="4.599cm" svg:y1="8.03cm" svg:x2="4.599cm" svg:y2="9.271cm">
          <text:p/>
        </draw:line>
        <draw:line draw:style-name="gr18" draw:text-style-name="P3" draw:layer="measurelines" svg:x1="4.599cm" svg:y1="13.644cm" svg:x2="4.599cm" svg:y2="14.885cm">
          <text:p/>
        </draw:line>
        <draw:custom-shape draw:style-name="gr35" draw:text-style-name="P3" draw:layer="measurelines" svg:width="2.899cm" svg:height="2.245cm" svg:x="3.584cm" svg:y="10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measurelines" svg:width="2.778cm" svg:height="1.848cm" svg:x="3.646cm" svg:y="10.4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measurelines" svg:width="0.962cm" svg:height="0.379cm" svg:x="4.028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measurelines" svg:width="0.239cm" svg:height="1.187cm" draw:transform="rotate (-1.5707963267949) translate (5.132cm 10.17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measurelines" svg:width="0.905cm" svg:height="0.346cm" draw:transform="rotate (-1.5707963267949) translate (3.791cm 11.029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measurelines" svg:width="2.433cm" svg:height="1.085cm" draw:transform="rotate (-3.14159265358979) translate (5.029cm 11.996cm)">
          <text:p/>
          <draw:enhanced-geometry svg:viewBox="0 0 21600 21600" draw:mirror-vertical="true" draw:mirror-horizont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4" draw:text-style-name="P3" draw:layer="measurelines" svg:x1="6.696cm" svg:y1="9.371cm" svg:x2="2.525cm" svg:y2="13.535cm">
            <text:p/>
          </draw:line>
          <draw:custom-shape draw:style-name="gr5" draw:text-style-name="P3" draw:layer="measurelines" svg:width="4.173cm" svg:height="4.162cm" svg:x="2.524cm" svg:y="9.37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measurelines" svg:x1="2.526cm" svg:y1="9.376cm" svg:x2="6.698cm" svg:y2="13.538cm">
            <text:p/>
          </draw:line>
        </draw:g>
        <draw:line draw:style-name="gr18" draw:text-style-name="P3" draw:layer="measurelines" svg:x1="8.696cm" svg:y1="4.45cm" svg:x2="9.937cm" svg:y2="4.45cm">
          <text:p/>
        </draw:line>
        <draw:line draw:style-name="gr18" draw:text-style-name="P3" draw:layer="measurelines" svg:x1="14.396cm" svg:y1="4.45cm" svg:x2="15.637cm" svg:y2="4.45cm">
          <text:p/>
        </draw:line>
        <draw:line draw:style-name="gr18" draw:text-style-name="P3" draw:layer="measurelines" svg:x1="12.073cm" svg:y1="1.045cm" svg:x2="12.073cm" svg:y2="2.286cm">
          <text:p/>
        </draw:line>
        <draw:line draw:style-name="gr18" draw:text-style-name="P3" draw:layer="measurelines" svg:x1="12.073cm" svg:y1="6.659cm" svg:x2="12.073cm" svg:y2="7.9cm">
          <text:p/>
        </draw:line>
        <draw:custom-shape draw:style-name="gr35" draw:text-style-name="P3" draw:layer="measurelines" svg:width="2.899cm" svg:height="2.245cm" svg:x="11.058cm" svg:y="3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measurelines" svg:width="2.778cm" svg:height="1.848cm" svg:x="11.12cm" svg:y="3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measurelines" svg:width="0.962cm" svg:height="0.379cm" svg:x="11.502cm" svg:y="2.9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measurelines" svg:width="0.239cm" svg:height="1.187cm" draw:transform="rotate (-1.5707963267949) translate (12.606cm 3.186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measurelines" svg:width="0.905cm" svg:height="0.346cm" draw:transform="rotate (-1.5707963267949) translate (11.265cm 4.044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measurelines" svg:width="2.433cm" svg:height="1.085cm" draw:transform="rotate (-3.14159265358979) translate (12.519cm 5.011cm)">
          <text:p/>
          <draw:enhanced-geometry svg:viewBox="0 0 21600 21600" draw:mirror-vertic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measurelines" svg:x1="8.843cm" svg:y1="11.458cm" svg:x2="10.084cm" svg:y2="11.458cm">
          <text:p/>
        </draw:line>
        <draw:line draw:style-name="gr18" draw:text-style-name="P3" draw:layer="measurelines" svg:x1="14.543cm" svg:y1="11.458cm" svg:x2="15.784cm" svg:y2="11.458cm">
          <text:p/>
        </draw:line>
        <draw:line draw:style-name="gr18" draw:text-style-name="P3" draw:layer="measurelines" svg:x1="12.22cm" svg:y1="8.053cm" svg:x2="12.22cm" svg:y2="9.294cm">
          <text:p/>
        </draw:line>
        <draw:line draw:style-name="gr18" draw:text-style-name="P3" draw:layer="measurelines" svg:x1="12.22cm" svg:y1="13.667cm" svg:x2="12.22cm" svg:y2="14.908cm">
          <text:p/>
        </draw:line>
        <draw:custom-shape draw:style-name="gr35" draw:text-style-name="P3" draw:layer="measurelines" svg:width="2.899cm" svg:height="2.245cm" svg:x="11.205cm" svg:y="10.1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measurelines" svg:width="2.778cm" svg:height="1.848cm" svg:x="11.267cm" svg:y="10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measurelines" svg:width="0.962cm" svg:height="0.379cm" svg:x="11.649cm" svg:y="9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measurelines" svg:width="0.239cm" svg:height="1.187cm" draw:transform="rotate (-1.5707963267949) translate (12.753cm 10.194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measurelines" svg:width="0.905cm" svg:height="0.346cm" draw:transform="rotate (-1.5707963267949) translate (11.412cm 11.052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measurelines" svg:width="2.433cm" svg:height="1.085cm" draw:transform="rotate (-3.14159265358979) translate (12.65cm 12.019cm)">
          <text:p/>
          <draw:enhanced-geometry svg:viewBox="0 0 21600 21600" draw:mirror-vertical="true" draw:mirror-horizont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measurelines" svg:x1="1.12cm" svg:y1="18.786cm" svg:x2="2.361cm" svg:y2="18.786cm">
          <text:p/>
        </draw:line>
        <draw:line draw:style-name="gr18" draw:text-style-name="P3" draw:layer="measurelines" svg:x1="6.82cm" svg:y1="18.786cm" svg:x2="8.061cm" svg:y2="18.786cm">
          <text:p/>
        </draw:line>
        <draw:line draw:style-name="gr18" draw:text-style-name="P3" draw:layer="measurelines" svg:x1="4.497cm" svg:y1="15.381cm" svg:x2="4.497cm" svg:y2="16.622cm">
          <text:p/>
        </draw:line>
        <draw:line draw:style-name="gr18" draw:text-style-name="P3" draw:layer="measurelines" svg:x1="4.497cm" svg:y1="20.995cm" svg:x2="4.497cm" svg:y2="22.236cm">
          <text:p/>
        </draw:line>
        <draw:custom-shape draw:style-name="gr35" draw:text-style-name="P3" draw:layer="measurelines" svg:width="2.899cm" svg:height="2.245cm" svg:x="3.482cm" svg:y="17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measurelines" svg:width="2.778cm" svg:height="1.848cm" svg:x="3.544cm" svg:y="17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measurelines" svg:width="0.962cm" svg:height="0.379cm" svg:x="3.926cm" svg:y="17.2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measurelines" svg:width="0.239cm" svg:height="1.187cm" draw:transform="rotate (-1.5707963267949) translate (5.03cm 17.522cm)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3" draw:layer="measurelines" svg:x1="6.594cm" svg:y1="16.722cm" svg:x2="2.423cm" svg:y2="20.886cm">
            <text:p/>
          </draw:line>
          <draw:custom-shape draw:style-name="gr5" draw:text-style-name="P3" draw:layer="measurelines" svg:width="4.173cm" svg:height="4.162cm" svg:x="2.422cm" svg:y="16.72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measurelines" svg:x1="2.424cm" svg:y1="16.727cm" svg:x2="6.596cm" svg:y2="20.889cm">
            <text:p/>
          </draw:line>
        </draw:g>
        <draw:custom-shape draw:style-name="gr41" draw:text-style-name="P8" draw:layer="measurelines" svg:width="1.447cm" svg:height="1.52cm" draw:transform="rotate (-1.5707963267949) translate (4.437cm 18.824cm)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measurelines" svg:width="1.738cm" svg:height="3.172cm" svg:x="2.485cm" svg:y="18.319cm">
          <draw:text-box>
            <text:p><text:span text:style-name="T2">+</text:span></text:p>
          </draw:text-box>
        </draw:frame>
        <draw:line draw:style-name="gr18" draw:text-style-name="P3" draw:layer="measurelines" svg:x1="8.927cm" svg:y1="18.675cm" svg:x2="10.168cm" svg:y2="18.675cm">
          <text:p/>
        </draw:line>
        <draw:line draw:style-name="gr18" draw:text-style-name="P3" draw:layer="measurelines" svg:x1="14.627cm" svg:y1="18.675cm" svg:x2="15.868cm" svg:y2="18.675cm">
          <text:p/>
        </draw:line>
        <draw:line draw:style-name="gr18" draw:text-style-name="P3" draw:layer="measurelines" svg:x1="12.304cm" svg:y1="15.27cm" svg:x2="12.304cm" svg:y2="16.511cm">
          <text:p/>
        </draw:line>
        <draw:line draw:style-name="gr18" draw:text-style-name="P3" draw:layer="measurelines" svg:x1="12.304cm" svg:y1="20.884cm" svg:x2="12.304cm" svg:y2="22.125cm">
          <text:p/>
        </draw:line>
        <draw:custom-shape draw:style-name="gr35" draw:text-style-name="P3" draw:layer="measurelines" svg:width="2.899cm" svg:height="2.245cm" svg:x="11.289cm" svg:y="17.3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measurelines" svg:width="2.778cm" svg:height="1.848cm" svg:x="11.351cm" svg:y="17.7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measurelines" svg:width="0.962cm" svg:height="0.379cm" svg:x="11.733cm" svg:y="17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measurelines" svg:width="0.239cm" svg:height="1.187cm" draw:transform="rotate (-1.5707963267949) translate (12.837cm 17.41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measurelines" svg:width="1.447cm" svg:height="1.52cm" draw:transform="rotate (-1.5707963267949) translate (12.244cm 18.713cm)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measurelines" svg:width="1.738cm" svg:height="3.172cm" svg:x="10.292cm" svg:y="18.208cm">
          <draw:text-box>
            <text:p><text:span text:style-name="T2">+</text:span></text:p>
          </draw:text-box>
        </draw:frame>
        <draw:line draw:style-name="gr18" draw:text-style-name="P3" draw:layer="layout" svg:x1="0.722cm" svg:y1="25.216cm" svg:x2="1.963cm" svg:y2="25.216cm">
          <text:p/>
        </draw:line>
        <draw:line draw:style-name="gr18" draw:text-style-name="P3" draw:layer="layout" svg:x1="6.422cm" svg:y1="25.216cm" svg:x2="7.663cm" svg:y2="25.216cm">
          <text:p/>
        </draw:line>
        <draw:line draw:style-name="gr18" draw:text-style-name="P3" draw:layer="layout" svg:x1="4.099cm" svg:y1="21.811cm" svg:x2="4.099cm" svg:y2="23.052cm">
          <text:p/>
        </draw:line>
        <draw:line draw:style-name="gr18" draw:text-style-name="P3" draw:layer="layout" svg:x1="4.099cm" svg:y1="27.425cm" svg:x2="4.099cm" svg:y2="28.666cm">
          <text:p/>
        </draw:line>
        <draw:custom-shape draw:style-name="gr43" draw:text-style-name="P3" draw:layer="layout" svg:width="2.778cm" svg:height="3.402cm" svg:x="3.126cm" svg:y="23.5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196cm" svg:y1="23.152cm" svg:x2="2.025cm" svg:y2="27.316cm">
            <text:p/>
          </draw:line>
          <draw:custom-shape draw:style-name="gr5" draw:text-style-name="P3" draw:layer="layout" svg:width="4.173cm" svg:height="4.162cm" svg:x="2.024cm" svg:y="23.15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26cm" svg:y1="23.157cm" svg:x2="6.198cm" svg:y2="27.319cm">
            <text:p/>
          </draw:line>
        </draw:g>
        <draw:custom-shape draw:style-name="gr44" draw:text-style-name="P8" draw:layer="layout" svg:width="0.946cm" svg:height="0.946cm" svg:x="3.496cm" svg:y="2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8" draw:layer="layout" svg:width="1.72cm" svg:height="0.623cm" svg:x="3.667cm" svg:y="26.04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0.983cm" svg:height="0.661cm" svg:x="4.574cm" svg:y="24.94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8" draw:text-style-name="P3" draw:layer="layout" svg:x1="3.914cm" svg:y1="27.364cm" svg:x2="3.914cm" svg:y2="28.605cm">
          <text:p/>
        </draw:line>
        <draw:custom-shape draw:style-name="gr41" draw:text-style-name="P8" draw:layer="layout" svg:width="1.447cm" svg:height="1.52cm" draw:transform="rotate (-1.5707963267949) translate (3.854cm 25.193cm)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1.738cm" svg:height="3.172cm" svg:x="1.902cm" svg:y="24.423cm">
          <draw:text-box>
            <text:p><text:span text:style-name="T2">+</text:span></text:p>
          </draw:text-box>
        </draw:frame>
        <draw:line draw:style-name="gr34" draw:text-style-name="P3" draw:layer="layout" svg:x1="11.983cm" svg:y1="24.381cm" svg:x2="13.06cm" svg:y2="25.232cm">
          <text:p/>
        </draw:line>
        <draw:line draw:style-name="gr34" draw:text-style-name="P3" draw:layer="layout" svg:x1="12.493cm" svg:y1="26.252cm" svg:x2="13.022cm" svg:y2="25.307cm">
          <text:p/>
        </draw:line>
        <draw:line draw:style-name="gr18" draw:text-style-name="P3" draw:layer="layout" svg:x1="8.717cm" svg:y1="25.161cm" svg:x2="9.958cm" svg:y2="25.161cm">
          <text:p/>
        </draw:line>
        <draw:line draw:style-name="gr18" draw:text-style-name="P3" draw:layer="layout" svg:x1="14.417cm" svg:y1="25.161cm" svg:x2="15.658cm" svg:y2="25.161cm">
          <text:p/>
        </draw:line>
        <draw:line draw:style-name="gr18" draw:text-style-name="P3" draw:layer="layout" svg:x1="12.094cm" svg:y1="21.756cm" svg:x2="12.094cm" svg:y2="22.997cm">
          <text:p/>
        </draw:line>
        <draw:line draw:style-name="gr18" draw:text-style-name="P3" draw:layer="layout" svg:x1="12.094cm" svg:y1="27.37cm" svg:x2="12.094cm" svg:y2="28.611cm">
          <text:p/>
        </draw:line>
        <draw:custom-shape draw:style-name="gr43" draw:text-style-name="P3" draw:layer="layout" svg:width="2.778cm" svg:height="3.402cm" svg:x="11.121cm" svg:y="23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0.946cm" svg:height="0.946cm" svg:x="11.491cm" svg:y="23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1.72cm" svg:height="0.623cm" svg:x="11.662cm" svg:y="25.98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983cm" svg:height="0.661cm" svg:x="12.569cm" svg:y="24.89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8" draw:text-style-name="P3" draw:layer="layout" svg:x1="11.909cm" svg:y1="27.309cm" svg:x2="11.909cm" svg:y2="28.55cm">
          <text:p/>
        </draw:line>
        <draw:custom-shape draw:style-name="gr41" draw:text-style-name="P8" draw:layer="layout" svg:width="1.447cm" svg:height="1.52cm" draw:transform="rotate (-1.5707963267949) translate (11.849cm 25.138cm)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1.738cm" svg:height="3.172cm" svg:x="9.897cm" svg:y="24.368cm">
          <draw:text-box>
            <text:p><text:span text:style-name="T2">+</text:span></text:p>
          </draw:text-box>
        </draw:frame>
      </draw:page>
      <draw:page draw:name="page8" draw:style-name="dp1" draw:master-page-name="Default">
        <draw:line draw:style-name="gr34" draw:text-style-name="P3" draw:layer="layout" svg:x1="3.988cm" svg:y1="24.436cm" svg:x2="5.065cm" svg:y2="25.287cm">
          <text:p/>
        </draw:line>
        <draw:line draw:style-name="gr34" draw:text-style-name="P3" draw:layer="layout" svg:x1="4.498cm" svg:y1="26.307cm" svg:x2="5.027cm" svg:y2="25.362cm">
          <text:p/>
        </draw:line>
        <draw:line draw:style-name="gr18" draw:text-style-name="P3" draw:layer="layout" svg:x1="0.722cm" svg:y1="25.216cm" svg:x2="1.963cm" svg:y2="25.216cm">
          <text:p/>
        </draw:line>
        <draw:line draw:style-name="gr18" draw:text-style-name="P3" draw:layer="layout" svg:x1="6.422cm" svg:y1="25.216cm" svg:x2="7.663cm" svg:y2="25.216cm">
          <text:p/>
        </draw:line>
        <draw:line draw:style-name="gr18" draw:text-style-name="P3" draw:layer="layout" svg:x1="4.099cm" svg:y1="21.811cm" svg:x2="4.099cm" svg:y2="23.052cm">
          <text:p/>
        </draw:line>
        <draw:line draw:style-name="gr18" draw:text-style-name="P3" draw:layer="layout" svg:x1="4.099cm" svg:y1="27.425cm" svg:x2="4.099cm" svg:y2="28.666cm">
          <text:p/>
        </draw:line>
        <draw:custom-shape draw:style-name="gr43" draw:text-style-name="P3" draw:layer="layout" svg:width="2.778cm" svg:height="3.402cm" svg:x="3.126cm" svg:y="23.5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196cm" svg:y1="23.152cm" svg:x2="2.025cm" svg:y2="27.316cm">
            <text:p/>
          </draw:line>
          <draw:custom-shape draw:style-name="gr5" draw:text-style-name="P3" draw:layer="layout" svg:width="4.173cm" svg:height="4.162cm" svg:x="2.024cm" svg:y="23.15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26cm" svg:y1="23.157cm" svg:x2="6.198cm" svg:y2="27.319cm">
            <text:p/>
          </draw:line>
        </draw:g>
        <draw:custom-shape draw:style-name="gr47" draw:text-style-name="P8" draw:layer="layout" svg:width="0.946cm" svg:height="0.946cm" svg:x="3.496cm" svg:y="2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1.72cm" svg:height="0.623cm" svg:x="3.667cm" svg:y="26.04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983cm" svg:height="0.661cm" svg:x="4.574cm" svg:y="24.94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8" draw:layer="layout" svg:width="1.447cm" svg:height="1.52cm" draw:transform="rotate (-1.5707963267949) translate (3.854cm 25.193cm)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1.738cm" svg:height="3.172cm" svg:x="1.902cm" svg:y="24.423cm">
          <draw:text-box>
            <text:p><text:span text:style-name="T2">+</text:span></text:p>
          </draw:text-box>
        </draw:frame>
        <draw:line draw:style-name="gr34" draw:text-style-name="P3" draw:layer="layout" svg:x1="11.983cm" svg:y1="24.381cm" svg:x2="13.06cm" svg:y2="25.232cm">
          <text:p/>
        </draw:line>
        <draw:line draw:style-name="gr34" draw:text-style-name="P3" draw:layer="layout" svg:x1="12.493cm" svg:y1="26.252cm" svg:x2="13.022cm" svg:y2="25.307cm">
          <text:p/>
        </draw:line>
        <draw:line draw:style-name="gr18" draw:text-style-name="P3" draw:layer="layout" svg:x1="8.717cm" svg:y1="25.161cm" svg:x2="9.958cm" svg:y2="25.161cm">
          <text:p/>
        </draw:line>
        <draw:line draw:style-name="gr18" draw:text-style-name="P3" draw:layer="layout" svg:x1="14.417cm" svg:y1="25.161cm" svg:x2="15.658cm" svg:y2="25.161cm">
          <text:p/>
        </draw:line>
        <draw:line draw:style-name="gr18" draw:text-style-name="P3" draw:layer="layout" svg:x1="12.094cm" svg:y1="21.756cm" svg:x2="12.094cm" svg:y2="22.997cm">
          <text:p/>
        </draw:line>
        <draw:line draw:style-name="gr18" draw:text-style-name="P3" draw:layer="layout" svg:x1="12.094cm" svg:y1="27.37cm" svg:x2="12.094cm" svg:y2="28.611cm">
          <text:p/>
        </draw:line>
        <draw:custom-shape draw:style-name="gr43" draw:text-style-name="P3" draw:layer="layout" svg:width="2.778cm" svg:height="3.402cm" svg:x="11.121cm" svg:y="23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0.946cm" svg:height="0.946cm" svg:x="11.491cm" svg:y="23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1.72cm" svg:height="0.623cm" svg:x="11.662cm" svg:y="25.98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983cm" svg:height="0.661cm" svg:x="12.569cm" svg:y="24.89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8" draw:layer="layout" svg:width="1.447cm" svg:height="1.52cm" draw:transform="rotate (-1.5707963267949) translate (11.849cm 25.138cm)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1.738cm" svg:height="3.172cm" svg:x="9.897cm" svg:y="24.368cm">
          <draw:text-box>
            <text:p><text:span text:style-name="T2">+</text:span></text:p>
          </draw:text-box>
        </draw:frame>
        <draw:line draw:style-name="gr34" draw:text-style-name="P3" draw:layer="layout" svg:x1="3.895cm" svg:y1="17.393cm" svg:x2="4.972cm" svg:y2="18.244cm">
          <text:p/>
        </draw:line>
        <draw:line draw:style-name="gr34" draw:text-style-name="P3" draw:layer="layout" svg:x1="4.405cm" svg:y1="19.264cm" svg:x2="4.934cm" svg:y2="18.319cm">
          <text:p/>
        </draw:line>
        <draw:line draw:style-name="gr18" draw:text-style-name="P3" draw:layer="layout" svg:x1="0.629cm" svg:y1="18.173cm" svg:x2="1.87cm" svg:y2="18.173cm">
          <text:p/>
        </draw:line>
        <draw:line draw:style-name="gr18" draw:text-style-name="P3" draw:layer="layout" svg:x1="6.329cm" svg:y1="18.173cm" svg:x2="7.57cm" svg:y2="18.173cm">
          <text:p/>
        </draw:line>
        <draw:line draw:style-name="gr18" draw:text-style-name="P3" draw:layer="layout" svg:x1="4.006cm" svg:y1="14.768cm" svg:x2="4.006cm" svg:y2="16.009cm">
          <text:p/>
        </draw:line>
        <draw:line draw:style-name="gr18" draw:text-style-name="P3" draw:layer="layout" svg:x1="4.006cm" svg:y1="20.382cm" svg:x2="4.006cm" svg:y2="21.623cm">
          <text:p/>
        </draw:line>
        <draw:custom-shape draw:style-name="gr43" draw:text-style-name="P3" draw:layer="layout" svg:width="2.778cm" svg:height="3.402cm" svg:x="3.033cm" svg:y="16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103cm" svg:y1="16.109cm" svg:x2="1.932cm" svg:y2="20.273cm">
            <text:p/>
          </draw:line>
          <draw:custom-shape draw:style-name="gr5" draw:text-style-name="P3" draw:layer="layout" svg:width="4.173cm" svg:height="4.162cm" svg:x="1.931cm" svg:y="16.11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.933cm" svg:y1="16.114cm" svg:x2="6.105cm" svg:y2="20.276cm">
            <text:p/>
          </draw:line>
        </draw:g>
        <draw:custom-shape draw:style-name="gr47" draw:text-style-name="P8" draw:layer="layout" svg:width="0.946cm" svg:height="0.946cm" svg:x="3.403cm" svg:y="16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1.72cm" svg:height="0.623cm" svg:x="3.574cm" svg:y="1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983cm" svg:height="0.661cm" svg:x="4.481cm" svg:y="17.9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8" draw:layer="layout" svg:width="1.787cm" svg:height="1.803cm" draw:transform="rotate (-1.5707963267949) translate (4.12cm 17.716cm)">
          <text:p/>
          <draw:enhanced-geometry svg:viewBox="0 0 21600 21600" draw:type="rectangle" draw:enhanced-path="M 0 0 L 21600 0 21600 21600 0 21600 0 0 Z N"/>
        </draw:custom-shape>
        <draw:frame draw:style-name="gr51" draw:text-style-name="P12" draw:layer="layout" svg:width="1.738cm" svg:height="4.967cm" draw:transform="rotate (-0.785398163397448) translate (3.846cm 15.888cm)">
          <draw:text-box>
            <text:p><text:span text:style-name="T3">+</text:span></text:p>
          </draw:text-box>
        </draw:frame>
        <draw:line draw:style-name="gr34" draw:text-style-name="P3" draw:layer="layout" svg:x1="11.959cm" svg:y1="17.338cm" svg:x2="13.036cm" svg:y2="18.189cm">
          <text:p/>
        </draw:line>
        <draw:line draw:style-name="gr34" draw:text-style-name="P3" draw:layer="layout" svg:x1="12.469cm" svg:y1="19.209cm" svg:x2="12.998cm" svg:y2="18.264cm">
          <text:p/>
        </draw:line>
        <draw:line draw:style-name="gr18" draw:text-style-name="P3" draw:layer="layout" svg:x1="8.693cm" svg:y1="18.118cm" svg:x2="9.934cm" svg:y2="18.118cm">
          <text:p/>
        </draw:line>
        <draw:line draw:style-name="gr18" draw:text-style-name="P3" draw:layer="layout" svg:x1="14.393cm" svg:y1="18.118cm" svg:x2="15.634cm" svg:y2="18.118cm">
          <text:p/>
        </draw:line>
        <draw:line draw:style-name="gr18" draw:text-style-name="P3" draw:layer="layout" svg:x1="12.07cm" svg:y1="14.713cm" svg:x2="12.07cm" svg:y2="15.954cm">
          <text:p/>
        </draw:line>
        <draw:line draw:style-name="gr18" draw:text-style-name="P3" draw:layer="layout" svg:x1="12.07cm" svg:y1="20.327cm" svg:x2="12.07cm" svg:y2="21.568cm">
          <text:p/>
        </draw:line>
        <draw:custom-shape draw:style-name="gr43" draw:text-style-name="P3" draw:layer="layout" svg:width="2.778cm" svg:height="3.402cm" svg:x="11.097cm" svg:y="16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0.946cm" svg:height="0.946cm" svg:x="11.467cm" svg:y="16.8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1.72cm" svg:height="0.623cm" svg:x="11.638cm" svg:y="18.94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983cm" svg:height="0.661cm" svg:x="12.545cm" svg:y="17.84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8" draw:layer="layout" svg:width="1.787cm" svg:height="1.803cm" draw:transform="rotate (-1.5707963267949) translate (12.184cm 17.661cm)">
          <text:p/>
          <draw:enhanced-geometry svg:viewBox="0 0 21600 21600" draw:type="rectangle" draw:enhanced-path="M 0 0 L 21600 0 21600 21600 0 21600 0 0 Z N"/>
        </draw:custom-shape>
        <draw:frame draw:style-name="gr51" draw:text-style-name="P12" draw:layer="layout" svg:width="1.738cm" svg:height="4.967cm" draw:transform="rotate (-0.785398163397448) translate (11.91cm 15.833cm)">
          <draw:text-box>
            <text:p><text:span text:style-name="T3">+</text:span></text:p>
          </draw:text-box>
        </draw:frame>
        <draw:line draw:style-name="gr18" draw:text-style-name="P3" draw:layer="layout" svg:x1="0.912cm" svg:y1="11.522cm" svg:x2="2.153cm" svg:y2="11.522cm">
          <text:p/>
        </draw:line>
        <draw:line draw:style-name="gr18" draw:text-style-name="P3" draw:layer="layout" svg:x1="6.612cm" svg:y1="11.522cm" svg:x2="7.853cm" svg:y2="11.522cm">
          <text:p/>
        </draw:line>
        <draw:line draw:style-name="gr18" draw:text-style-name="P3" draw:layer="layout" svg:x1="4.289cm" svg:y1="8.117cm" svg:x2="4.289cm" svg:y2="9.358cm">
          <text:p/>
        </draw:line>
        <draw:line draw:style-name="gr18" draw:text-style-name="P3" draw:layer="layout" svg:x1="4.289cm" svg:y1="13.731cm" svg:x2="4.289cm" svg:y2="14.972cm">
          <text:p/>
        </draw:line>
        <draw:g>
          <draw:line draw:style-name="gr4" draw:text-style-name="P3" draw:layer="layout" svg:x1="6.386cm" svg:y1="9.458cm" svg:x2="2.215cm" svg:y2="13.622cm">
            <text:p/>
          </draw:line>
          <draw:custom-shape draw:style-name="gr5" draw:text-style-name="P3" draw:layer="layout" svg:width="4.173cm" svg:height="4.162cm" svg:x="2.214cm" svg:y="9.4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216cm" svg:y1="9.463cm" svg:x2="6.388cm" svg:y2="13.625cm">
            <text:p/>
          </draw:line>
        </draw:g>
        <draw:g>
          <draw:custom-shape draw:style-name="gr52" draw:text-style-name="P2" draw:layer="layout" svg:width="2.034cm" svg:height="2.491cm" svg:x="4.068cm" svg:y="9.7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4.699cm" svg:y1="10.373cm" svg:x2="5.488cm" svg:y2="10.996cm">
            <text:p/>
          </draw:line>
          <draw:line draw:style-name="gr34" draw:text-style-name="P3" draw:layer="layout" svg:x1="5.073cm" svg:y1="11.743cm" svg:x2="5.46cm" svg:y2="11.051cm">
            <text:p/>
          </draw:line>
          <draw:custom-shape draw:style-name="gr53" draw:text-style-name="P8" draw:layer="layout" svg:width="0.693cm" svg:height="0.693cm" svg:x="4.339cm" svg:y="9.9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8" draw:layer="layout" svg:width="1.26cm" svg:height="0.456cm" svg:x="4.464cm" svg:y="11.5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8" draw:layer="layout" svg:width="0.72cm" svg:height="0.484cm" svg:x="5.128cm" svg:y="10.74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3" draw:layer="layout" svg:x1="1.121cm" svg:y1="4.506cm" svg:x2="2.362cm" svg:y2="4.506cm">
          <text:p/>
        </draw:line>
        <draw:line draw:style-name="gr18" draw:text-style-name="P3" draw:layer="layout" svg:x1="6.821cm" svg:y1="4.506cm" svg:x2="8.062cm" svg:y2="4.506cm">
          <text:p/>
        </draw:line>
        <draw:line draw:style-name="gr18" draw:text-style-name="P3" draw:layer="layout" svg:x1="4.498cm" svg:y1="1.101cm" svg:x2="4.498cm" svg:y2="2.342cm">
          <text:p/>
        </draw:line>
        <draw:line draw:style-name="gr18" draw:text-style-name="P3" draw:layer="layout" svg:x1="4.498cm" svg:y1="6.715cm" svg:x2="4.498cm" svg:y2="7.956cm">
          <text:p/>
        </draw:line>
        <draw:g>
          <draw:line draw:style-name="gr4" draw:text-style-name="P3" draw:layer="layout" svg:x1="6.595cm" svg:y1="2.442cm" svg:x2="2.424cm" svg:y2="6.606cm">
            <text:p/>
          </draw:line>
          <draw:custom-shape draw:style-name="gr5" draw:text-style-name="P3" draw:layer="layout" svg:width="4.173cm" svg:height="4.162cm" svg:x="2.423cm" svg:y="2.44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425cm" svg:y1="2.447cm" svg:x2="6.597cm" svg:y2="6.609cm">
            <text:p/>
          </draw:line>
        </draw:g>
        <draw:g>
          <draw:custom-shape draw:style-name="gr56" draw:text-style-name="P2" draw:layer="layout" svg:width="1.621cm" svg:height="1.985cm" svg:x="4.69cm" svg:y="2.9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5.193cm" svg:y1="3.428cm" svg:x2="5.821cm" svg:y2="3.925cm">
            <text:p/>
          </draw:line>
          <draw:line draw:style-name="gr34" draw:text-style-name="P3" draw:layer="layout" svg:x1="5.491cm" svg:y1="4.519cm" svg:x2="5.8cm" svg:y2="3.968cm">
            <text:p/>
          </draw:line>
          <draw:custom-shape draw:style-name="gr57" draw:text-style-name="P8" draw:layer="layout" svg:width="0.552cm" svg:height="0.553cm" svg:x="4.906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8" draw:layer="layout" svg:width="1.004cm" svg:height="0.363cm" svg:x="5.006cm" svg:y="4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8" draw:layer="layout" svg:width="0.574cm" svg:height="0.385cm" svg:x="5.535cm" svg:y="3.727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6" draw:text-style-name="P2" draw:layer="layout" svg:width="1.621cm" svg:height="1.985cm" svg:x="2.701cm" svg:y="2.9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3.204cm" svg:y1="3.428cm" svg:x2="3.832cm" svg:y2="3.925cm">
            <text:p/>
          </draw:line>
          <draw:line draw:style-name="gr34" draw:text-style-name="P3" draw:layer="layout" svg:x1="3.502cm" svg:y1="4.519cm" svg:x2="3.811cm" svg:y2="3.968cm">
            <text:p/>
          </draw:line>
          <draw:custom-shape draw:style-name="gr57" draw:text-style-name="P8" draw:layer="layout" svg:width="0.552cm" svg:height="0.553cm" svg:x="2.917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8" draw:layer="layout" svg:width="1.004cm" svg:height="0.363cm" svg:x="3.017cm" svg:y="4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8" draw:layer="layout" svg:width="0.574cm" svg:height="0.385cm" svg:x="3.546cm" svg:y="3.727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59" draw:text-style-name="P3" draw:layer="layout" svg:x1="3.644cm" svg:y1="5.159cm" svg:x2="4.46cm" svg:y2="5.453cm">
          <text:p/>
        </draw:line>
        <draw:line draw:style-name="gr59" draw:text-style-name="P3" draw:layer="layout" svg:x1="5.362cm" svg:y1="5.158cm" svg:x2="4.517cm" svg:y2="5.462cm">
          <text:p/>
        </draw:line>
        <draw:line draw:style-name="gr59" draw:text-style-name="P3" draw:layer="layout" svg:x1="4.502cm" svg:y1="5.481cm" svg:x2="4.502cm" svg:y2="6.161cm">
          <text:p/>
        </draw:line>
        <draw:custom-shape draw:style-name="gr60" draw:text-style-name="P2" draw:layer="layout" svg:width="2.429cm" svg:height="2.975cm" svg:x="2.732cm" svg:y="10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1" draw:text-style-name="P2" draw:layer="layout" svg:width="2.429cm" svg:height="2.975cm" svg:x="2.617cm" svg:y="10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3.371cm" svg:y1="11.173cm" svg:x2="4.313cm" svg:y2="11.917cm">
            <text:p/>
          </draw:line>
          <draw:line draw:style-name="gr34" draw:text-style-name="P3" draw:layer="layout" svg:x1="3.817cm" svg:y1="12.809cm" svg:x2="4.28cm" svg:y2="11.983cm">
            <text:p/>
          </draw:line>
          <draw:custom-shape draw:style-name="gr62" draw:text-style-name="P8" draw:layer="layout" svg:width="0.827cm" svg:height="0.828cm" svg:x="2.941cm" svg:y="10.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8" draw:layer="layout" svg:width="1.504cm" svg:height="0.545cm" svg:x="3.09cm" svg:y="12.578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8" draw:layer="layout" svg:width="0.86cm" svg:height="0.578cm" svg:x="3.883cm" svg:y="11.6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3" draw:layer="layout" svg:x1="8.535cm" svg:y1="11.505cm" svg:x2="9.776cm" svg:y2="11.505cm">
          <text:p/>
        </draw:line>
        <draw:line draw:style-name="gr18" draw:text-style-name="P3" draw:layer="layout" svg:x1="14.235cm" svg:y1="11.505cm" svg:x2="15.476cm" svg:y2="11.505cm">
          <text:p/>
        </draw:line>
        <draw:line draw:style-name="gr18" draw:text-style-name="P3" draw:layer="layout" svg:x1="11.912cm" svg:y1="8.1cm" svg:x2="11.912cm" svg:y2="9.341cm">
          <text:p/>
        </draw:line>
        <draw:line draw:style-name="gr18" draw:text-style-name="P3" draw:layer="layout" svg:x1="11.912cm" svg:y1="13.714cm" svg:x2="11.912cm" svg:y2="14.955cm">
          <text:p/>
        </draw:line>
        <draw:g>
          <draw:custom-shape draw:style-name="gr52" draw:text-style-name="P2" draw:layer="layout" svg:width="2.034cm" svg:height="2.491cm" svg:x="11.691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12.322cm" svg:y1="10.356cm" svg:x2="13.111cm" svg:y2="10.979cm">
            <text:p/>
          </draw:line>
          <draw:line draw:style-name="gr34" draw:text-style-name="P3" draw:layer="layout" svg:x1="12.696cm" svg:y1="11.726cm" svg:x2="13.083cm" svg:y2="11.034cm">
            <text:p/>
          </draw:line>
          <draw:custom-shape draw:style-name="gr53" draw:text-style-name="P8" draw:layer="layout" svg:width="0.693cm" svg:height="0.693cm" svg:x="11.962cm" svg:y="9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8" draw:layer="layout" svg:width="1.26cm" svg:height="0.456cm" svg:x="12.087cm" svg:y="11.53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8" draw:layer="layout" svg:width="0.72cm" svg:height="0.484cm" svg:x="12.751cm" svg:y="10.73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0" draw:text-style-name="P2" draw:layer="layout" svg:width="2.429cm" svg:height="2.975cm" svg:x="10.355cm" svg:y="10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1" draw:text-style-name="P2" draw:layer="layout" svg:width="2.429cm" svg:height="2.975cm" svg:x="10.24cm" svg:y="10.3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10.994cm" svg:y1="11.156cm" svg:x2="11.936cm" svg:y2="11.9cm">
            <text:p/>
          </draw:line>
          <draw:line draw:style-name="gr34" draw:text-style-name="P3" draw:layer="layout" svg:x1="11.44cm" svg:y1="12.792cm" svg:x2="11.903cm" svg:y2="11.966cm">
            <text:p/>
          </draw:line>
          <draw:custom-shape draw:style-name="gr62" draw:text-style-name="P8" draw:layer="layout" svg:width="0.827cm" svg:height="0.828cm" svg:x="10.564cm" svg:y="10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8" draw:layer="layout" svg:width="1.504cm" svg:height="0.545cm" svg:x="10.713cm" svg:y="12.56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8" draw:layer="layout" svg:width="0.86cm" svg:height="0.578cm" svg:x="11.506cm" svg:y="11.6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5" draw:text-style-name="P1" draw:layer="layout" svg:width="0.898cm" svg:height="0.671cm" draw:transform="rotate (-3.14159265358979) translate (4.956cm 6.5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3" draw:layer="layout" svg:x1="9.448cm" svg:y1="4.377cm" svg:x2="10.689cm" svg:y2="4.377cm">
          <text:p/>
        </draw:line>
        <draw:line draw:style-name="gr18" draw:text-style-name="P3" draw:layer="layout" svg:x1="15.148cm" svg:y1="4.377cm" svg:x2="16.389cm" svg:y2="4.377cm">
          <text:p/>
        </draw:line>
        <draw:line draw:style-name="gr18" draw:text-style-name="P3" draw:layer="layout" svg:x1="12.825cm" svg:y1="0.972cm" svg:x2="12.825cm" svg:y2="2.213cm">
          <text:p/>
        </draw:line>
        <draw:line draw:style-name="gr18" draw:text-style-name="P3" draw:layer="layout" svg:x1="12.825cm" svg:y1="6.586cm" svg:x2="12.825cm" svg:y2="7.827cm">
          <text:p/>
        </draw:line>
        <draw:g>
          <draw:custom-shape draw:style-name="gr56" draw:text-style-name="P2" draw:layer="layout" svg:width="1.621cm" svg:height="1.985cm" svg:x="13.017cm" svg:y="2.7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13.52cm" svg:y1="3.299cm" svg:x2="14.148cm" svg:y2="3.796cm">
            <text:p/>
          </draw:line>
          <draw:line draw:style-name="gr34" draw:text-style-name="P3" draw:layer="layout" svg:x1="13.818cm" svg:y1="4.39cm" svg:x2="14.127cm" svg:y2="3.839cm">
            <text:p/>
          </draw:line>
          <draw:custom-shape draw:style-name="gr57" draw:text-style-name="P8" draw:layer="layout" svg:width="0.552cm" svg:height="0.553cm" svg:x="13.233cm" svg:y="2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8" draw:layer="layout" svg:width="1.004cm" svg:height="0.363cm" svg:x="13.333cm" svg:y="4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8" draw:layer="layout" svg:width="0.574cm" svg:height="0.385cm" svg:x="13.862cm" svg:y="3.59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6" draw:text-style-name="P2" draw:layer="layout" svg:width="1.621cm" svg:height="1.985cm" svg:x="11.028cm" svg:y="2.7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11.531cm" svg:y1="3.299cm" svg:x2="12.159cm" svg:y2="3.796cm">
            <text:p/>
          </draw:line>
          <draw:line draw:style-name="gr34" draw:text-style-name="P3" draw:layer="layout" svg:x1="11.829cm" svg:y1="4.39cm" svg:x2="12.138cm" svg:y2="3.839cm">
            <text:p/>
          </draw:line>
          <draw:custom-shape draw:style-name="gr57" draw:text-style-name="P8" draw:layer="layout" svg:width="0.552cm" svg:height="0.553cm" svg:x="11.244cm" svg:y="2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8" draw:layer="layout" svg:width="1.004cm" svg:height="0.363cm" svg:x="11.344cm" svg:y="4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8" draw:layer="layout" svg:width="0.574cm" svg:height="0.385cm" svg:x="11.873cm" svg:y="3.59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59" draw:text-style-name="P3" draw:layer="layout" svg:x1="11.971cm" svg:y1="5.03cm" svg:x2="12.787cm" svg:y2="5.324cm">
          <text:p/>
        </draw:line>
        <draw:line draw:style-name="gr59" draw:text-style-name="P3" draw:layer="layout" svg:x1="13.689cm" svg:y1="5.029cm" svg:x2="12.844cm" svg:y2="5.333cm">
          <text:p/>
        </draw:line>
        <draw:line draw:style-name="gr59" draw:text-style-name="P3" draw:layer="layout" svg:x1="12.829cm" svg:y1="5.352cm" svg:x2="12.829cm" svg:y2="6.032cm">
          <text:p/>
        </draw:line>
        <draw:custom-shape draw:style-name="gr65" draw:text-style-name="P1" draw:layer="layout" svg:width="0.898cm" svg:height="0.671cm" draw:transform="rotate (-3.14159265358979) translate (13.283cm 6.4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9" draw:style-name="dp1" draw:master-page-name="Default">
        <draw:line draw:style-name="gr18" draw:text-style-name="P3" draw:layer="layout" svg:x1="0.7cm" svg:y1="4.388cm" svg:x2="1.941cm" svg:y2="4.388cm">
          <text:p/>
        </draw:line>
        <draw:line draw:style-name="gr18" draw:text-style-name="P3" draw:layer="layout" svg:x1="6.4cm" svg:y1="4.388cm" svg:x2="7.641cm" svg:y2="4.388cm">
          <text:p/>
        </draw:line>
        <draw:line draw:style-name="gr18" draw:text-style-name="P3" draw:layer="layout" svg:x1="4.077cm" svg:y1="0.983cm" svg:x2="4.077cm" svg:y2="2.224cm">
          <text:p/>
        </draw:line>
        <draw:line draw:style-name="gr18" draw:text-style-name="P3" draw:layer="layout" svg:x1="4.077cm" svg:y1="6.597cm" svg:x2="4.077cm" svg:y2="7.838cm">
          <text:p/>
        </draw:line>
        <draw:g>
          <draw:line draw:style-name="gr4" draw:text-style-name="P3" draw:layer="layout" svg:x1="6.174cm" svg:y1="2.324cm" svg:x2="2.003cm" svg:y2="6.488cm">
            <text:p/>
          </draw:line>
          <draw:custom-shape draw:style-name="gr5" draw:text-style-name="P3" draw:layer="layout" svg:width="4.173cm" svg:height="4.162cm" svg:x="2.002cm" svg:y="2.32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04cm" svg:y1="2.329cm" svg:x2="6.176cm" svg:y2="6.491cm">
            <text:p/>
          </draw:line>
        </draw:g>
        <draw:g>
          <draw:custom-shape draw:style-name="gr52" draw:text-style-name="P2" draw:layer="layout" svg:width="2.034cm" svg:height="2.491cm" svg:x="3.856cm" svg:y="2.6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0" draw:text-style-name="P2" draw:layer="layout" svg:width="2.429cm" svg:height="2.975cm" svg:x="2.52cm" svg:y="3.1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1" draw:text-style-name="P2" draw:layer="layout" svg:width="2.429cm" svg:height="2.975cm" svg:x="2.405cm" svg:y="3.2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3.159cm" svg:y1="4.039cm" svg:x2="4.101cm" svg:y2="4.783cm">
            <text:p/>
          </draw:line>
          <draw:line draw:style-name="gr34" draw:text-style-name="P3" draw:layer="layout" svg:x1="3.605cm" svg:y1="5.675cm" svg:x2="4.068cm" svg:y2="4.849cm">
            <text:p/>
          </draw:line>
          <draw:custom-shape draw:style-name="gr62" draw:text-style-name="P8" draw:layer="layout" svg:width="0.827cm" svg:height="0.828cm" svg:x="2.729cm" svg:y="3.5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8" draw:layer="layout" svg:width="1.504cm" svg:height="0.545cm" svg:x="2.878cm" svg:y="5.444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8" draw:layer="layout" svg:width="0.86cm" svg:height="0.578cm" svg:x="3.671cm" svg:y="4.4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6" draw:text-style-name="P8" draw:layer="layout" svg:width="0.491cm" svg:height="0.501cm" svg:x="4.584cm" svg:y="3.57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1.635cm" svg:height="0.671cm" svg:x="3.912cm" svg:y="3.506cm">
          <text:p/>
          <draw:enhanced-geometry svg:viewBox="0 0 21600 21600" draw:text-areas="?f5 ?f1 ?f6 ?f3" draw:type="left-right-arrow" draw:modifiers="4383.37408312958 7907.1428571428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8" draw:text-style-name="P3" draw:layer="layout" svg:x1="0.705cm" svg:y1="11.616cm" svg:x2="1.946cm" svg:y2="11.616cm">
          <text:p/>
        </draw:line>
        <draw:line draw:style-name="gr18" draw:text-style-name="P3" draw:layer="layout" svg:x1="6.405cm" svg:y1="11.616cm" svg:x2="7.646cm" svg:y2="11.616cm">
          <text:p/>
        </draw:line>
        <draw:line draw:style-name="gr18" draw:text-style-name="P3" draw:layer="layout" svg:x1="4.082cm" svg:y1="8.211cm" svg:x2="4.082cm" svg:y2="9.452cm">
          <text:p/>
        </draw:line>
        <draw:line draw:style-name="gr18" draw:text-style-name="P3" draw:layer="layout" svg:x1="4.082cm" svg:y1="13.825cm" svg:x2="4.082cm" svg:y2="15.066cm">
          <text:p/>
        </draw:line>
        <draw:g>
          <draw:line draw:style-name="gr4" draw:text-style-name="P3" draw:layer="layout" svg:x1="6.179cm" svg:y1="9.552cm" svg:x2="2.008cm" svg:y2="13.716cm">
            <text:p/>
          </draw:line>
          <draw:custom-shape draw:style-name="gr5" draw:text-style-name="P3" draw:layer="layout" svg:width="4.173cm" svg:height="4.162cm" svg:x="2.007cm" svg:y="9.55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09cm" svg:y1="9.557cm" svg:x2="6.181cm" svg:y2="13.719cm">
            <text:p/>
          </draw:line>
        </draw:g>
        <draw:custom-shape draw:style-name="gr68" draw:text-style-name="P8" draw:layer="layout" svg:width="1.323cm" svg:height="1.391cm" draw:transform="rotate (-1.5707963267949) translate (9.898cm 11.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draw:layer="layout" svg:width="2.778cm" svg:height="3.402cm" svg:x="2.297cm" svg:y="9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2.212cm" svg:height="3.855cm" svg:x="3.142cm" svg:y="9.752cm">
          <text:p/>
          <draw:enhanced-geometry svg:viewBox="0 0 21600 21600" draw:type="rectangle" draw:enhanced-path="M 0 0 L 21600 0 21600 21600 0 21600 0 0 Z N"/>
        </draw:custom-shape>
        <draw:g>
          <draw:line draw:style-name="gr34" draw:text-style-name="P3" draw:layer="layout" svg:x1="4.035cm" svg:y1="10.835cm" svg:x2="5.112cm" svg:y2="11.686cm">
            <text:p/>
          </draw:line>
          <draw:line draw:style-name="gr34" draw:text-style-name="P3" draw:layer="layout" svg:x1="4.545cm" svg:y1="12.706cm" svg:x2="5.074cm" svg:y2="11.761cm">
            <text:p/>
          </draw:line>
          <draw:custom-shape draw:style-name="gr43" draw:text-style-name="P3" draw:layer="layout" svg:width="2.778cm" svg:height="3.402cm" svg:x="3.173cm" svg:y="9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8" draw:layer="layout" svg:width="0.946cm" svg:height="0.946cm" svg:x="3.543cm" svg:y="10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8" draw:layer="layout" svg:width="1.72cm" svg:height="0.623cm" svg:x="3.714cm" svg:y="12.442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8" draw:layer="layout" svg:width="0.983cm" svg:height="0.661cm" svg:x="4.621cm" svg:y="11.34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9" draw:text-style-name="P8" draw:layer="layout" svg:width="0.905cm" svg:height="0.346cm" draw:transform="rotate (-1.5707963267949) translate (3.339cm 11.3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1.534cm" svg:height="1.085cm" draw:transform="rotate (-3.14159265358979) translate (4.057cm 12.267cm)">
          <text:p/>
          <draw:enhanced-geometry svg:viewBox="0 0 21600 21600" draw:mirror-vertical="true" draw:text-areas="?f7 ?f0 21600 ?f2" draw:type="left-arrow" draw:modifiers="9554.65798045603 7816.574585635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8.39cm" svg:y1="4.368cm" svg:x2="9.631cm" svg:y2="4.368cm">
          <text:p/>
        </draw:line>
        <draw:line draw:style-name="gr18" draw:text-style-name="P3" draw:layer="layout" svg:x1="14.09cm" svg:y1="4.368cm" svg:x2="15.331cm" svg:y2="4.368cm">
          <text:p/>
        </draw:line>
        <draw:line draw:style-name="gr18" draw:text-style-name="P3" draw:layer="layout" svg:x1="11.767cm" svg:y1="0.963cm" svg:x2="11.767cm" svg:y2="2.204cm">
          <text:p/>
        </draw:line>
        <draw:line draw:style-name="gr18" draw:text-style-name="P3" draw:layer="layout" svg:x1="11.767cm" svg:y1="6.577cm" svg:x2="11.767cm" svg:y2="7.818cm">
          <text:p/>
        </draw:line>
        <draw:g>
          <draw:custom-shape draw:style-name="gr52" draw:text-style-name="P2" draw:layer="layout" svg:width="2.034cm" svg:height="2.491cm" svg:x="11.546cm" svg:y="2.5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0" draw:text-style-name="P2" draw:layer="layout" svg:width="2.429cm" svg:height="2.975cm" svg:x="10.21cm" svg:y="3.1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1" draw:text-style-name="P2" draw:layer="layout" svg:width="2.429cm" svg:height="2.975cm" svg:x="10.095cm" svg:y="3.2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10.849cm" svg:y1="4.019cm" svg:x2="11.791cm" svg:y2="4.763cm">
            <text:p/>
          </draw:line>
          <draw:line draw:style-name="gr34" draw:text-style-name="P3" draw:layer="layout" svg:x1="11.295cm" svg:y1="5.655cm" svg:x2="11.758cm" svg:y2="4.829cm">
            <text:p/>
          </draw:line>
          <draw:custom-shape draw:style-name="gr62" draw:text-style-name="P8" draw:layer="layout" svg:width="0.827cm" svg:height="0.828cm" svg:x="10.419cm" svg:y="3.5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8" draw:layer="layout" svg:width="1.504cm" svg:height="0.545cm" svg:x="10.568cm" svg:y="5.424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8" draw:layer="layout" svg:width="0.86cm" svg:height="0.578cm" svg:x="11.361cm" svg:y="4.46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6" draw:text-style-name="P8" draw:layer="layout" svg:width="0.491cm" svg:height="0.501cm" svg:x="12.274cm" svg:y="3.55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1.635cm" svg:height="0.671cm" svg:x="11.602cm" svg:y="3.486cm">
          <text:p/>
          <draw:enhanced-geometry svg:viewBox="0 0 21600 21600" draw:text-areas="?f5 ?f1 ?f6 ?f3" draw:type="left-right-arrow" draw:modifiers="4383.37408312958 7907.1428571428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8" draw:text-style-name="P3" draw:layer="layout" svg:x1="8.395cm" svg:y1="11.596cm" svg:x2="9.636cm" svg:y2="11.596cm">
          <text:p/>
        </draw:line>
        <draw:line draw:style-name="gr18" draw:text-style-name="P3" draw:layer="layout" svg:x1="14.095cm" svg:y1="11.596cm" svg:x2="15.336cm" svg:y2="11.596cm">
          <text:p/>
        </draw:line>
        <draw:line draw:style-name="gr18" draw:text-style-name="P3" draw:layer="layout" svg:x1="11.772cm" svg:y1="8.191cm" svg:x2="11.772cm" svg:y2="9.432cm">
          <text:p/>
        </draw:line>
        <draw:line draw:style-name="gr18" draw:text-style-name="P3" draw:layer="layout" svg:x1="11.772cm" svg:y1="13.805cm" svg:x2="11.772cm" svg:y2="15.046cm">
          <text:p/>
        </draw:line>
        <draw:custom-shape draw:style-name="gr43" draw:text-style-name="P3" draw:layer="layout" svg:width="2.778cm" svg:height="3.402cm" svg:x="9.987cm" svg:y="9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8" draw:layer="layout" svg:width="2.212cm" svg:height="3.855cm" svg:x="10.832cm" svg:y="9.732cm">
          <text:p/>
          <draw:enhanced-geometry svg:viewBox="0 0 21600 21600" draw:type="rectangle" draw:enhanced-path="M 0 0 L 21600 0 21600 21600 0 21600 0 0 Z N"/>
        </draw:custom-shape>
        <draw:g>
          <draw:line draw:style-name="gr34" draw:text-style-name="P3" draw:layer="layout" svg:x1="11.725cm" svg:y1="10.815cm" svg:x2="12.802cm" svg:y2="11.666cm">
            <text:p/>
          </draw:line>
          <draw:line draw:style-name="gr34" draw:text-style-name="P3" draw:layer="layout" svg:x1="12.235cm" svg:y1="12.686cm" svg:x2="12.764cm" svg:y2="11.741cm">
            <text:p/>
          </draw:line>
          <draw:custom-shape draw:style-name="gr43" draw:text-style-name="P3" draw:layer="layout" svg:width="2.778cm" svg:height="3.402cm" svg:x="10.863cm" svg:y="9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8" draw:layer="layout" svg:width="0.946cm" svg:height="0.946cm" svg:x="11.233cm" svg:y="10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8" draw:layer="layout" svg:width="1.72cm" svg:height="0.623cm" svg:x="11.404cm" svg:y="12.422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8" draw:layer="layout" svg:width="0.983cm" svg:height="0.661cm" svg:x="12.311cm" svg:y="11.32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9" draw:text-style-name="P8" draw:layer="layout" svg:width="0.905cm" svg:height="0.346cm" draw:transform="rotate (-1.5707963267949) translate (11.029cm 11.28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1.534cm" svg:height="1.085cm" draw:transform="rotate (-3.14159265358979) translate (11.747cm 12.247cm)">
          <text:p/>
          <draw:enhanced-geometry svg:viewBox="0 0 21600 21600" draw:mirror-vertical="true" draw:text-areas="?f7 ?f0 21600 ?f2" draw:type="left-arrow" draw:modifiers="9554.65798045603 7816.574585635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4" draw:text-style-name="P3" draw:layer="layout" svg:x1="4.027cm" svg:y1="18.415cm" svg:x2="5.104cm" svg:y2="19.266cm">
          <text:p/>
        </draw:line>
        <draw:line draw:style-name="gr34" draw:text-style-name="P3" draw:layer="layout" svg:x1="4.537cm" svg:y1="20.286cm" svg:x2="5.066cm" svg:y2="19.341cm">
          <text:p/>
        </draw:line>
        <draw:line draw:style-name="gr18" draw:text-style-name="P3" draw:layer="layout" svg:x1="0.761cm" svg:y1="19.195cm" svg:x2="2.002cm" svg:y2="19.195cm">
          <text:p/>
        </draw:line>
        <draw:line draw:style-name="gr18" draw:text-style-name="P3" draw:layer="layout" svg:x1="6.461cm" svg:y1="19.195cm" svg:x2="7.702cm" svg:y2="19.195cm">
          <text:p/>
        </draw:line>
        <draw:line draw:style-name="gr18" draw:text-style-name="P3" draw:layer="layout" svg:x1="4.138cm" svg:y1="15.79cm" svg:x2="4.138cm" svg:y2="17.031cm">
          <text:p/>
        </draw:line>
        <draw:line draw:style-name="gr18" draw:text-style-name="P3" draw:layer="layout" svg:x1="4.138cm" svg:y1="21.404cm" svg:x2="4.138cm" svg:y2="22.645cm">
          <text:p/>
        </draw:line>
        <draw:custom-shape draw:style-name="gr43" draw:text-style-name="P3" draw:layer="layout" svg:width="2.778cm" svg:height="3.402cm" svg:x="3.165cm" svg:y="17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235cm" svg:y1="17.131cm" svg:x2="2.064cm" svg:y2="21.295cm">
            <text:p/>
          </draw:line>
          <draw:custom-shape draw:style-name="gr5" draw:text-style-name="P3" draw:layer="layout" svg:width="4.173cm" svg:height="4.162cm" svg:x="2.063cm" svg:y="17.13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65cm" svg:y1="17.136cm" svg:x2="6.237cm" svg:y2="21.298cm">
            <text:p/>
          </draw:line>
        </draw:g>
        <draw:custom-shape draw:style-name="gr47" draw:text-style-name="P8" draw:layer="layout" svg:width="0.946cm" svg:height="0.946cm" svg:x="3.535cm" svg:y="17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1.72cm" svg:height="0.623cm" svg:x="3.706cm" svg:y="20.02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8" draw:layer="layout" svg:width="0.83cm" svg:height="0.475cm" draw:transform="skewX (0.0146607657167524) rotate (-1.5707963267949) translate (3.989cm 19.934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983cm" svg:height="0.661cm" svg:x="4.613cm" svg:y="18.9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3" draw:text-style-name="P8" draw:layer="layout" svg:width="1.956cm" svg:height="1.191cm" draw:transform="skewX (0.0143116998663535) rotate (-1.5707963267949) translate (3.468cm 18.773cm)">
          <text:p/>
          <draw:enhanced-geometry svg:viewBox="0 0 21600 21600" draw:type="rectangle" draw:enhanced-path="M 0 0 L 21600 0 21600 21600 0 21600 0 0 Z N"/>
        </draw:custom-shape>
        <draw:frame draw:style-name="gr74" draw:text-style-name="P3" draw:layer="layout" svg:width="1.563cm" svg:height="1.563cm" svg:x="2.112cm" svg:y="18.95cm">
          <draw:image xlink:href="Pictures/100000000000040000000400BD9044F6.png" xlink:type="simple" xlink:show="embed" xlink:actuate="onLoad">
            <text:p/>
          </draw:image>
        </draw:frame>
        <draw:line draw:style-name="gr34" draw:text-style-name="P3" draw:layer="layout" svg:x1="11.463cm" svg:y1="18.486cm" svg:x2="12.54cm" svg:y2="19.337cm">
          <text:p/>
        </draw:line>
        <draw:line draw:style-name="gr34" draw:text-style-name="P3" draw:layer="layout" svg:x1="11.973cm" svg:y1="20.357cm" svg:x2="12.502cm" svg:y2="19.412cm">
          <text:p/>
        </draw:line>
        <draw:line draw:style-name="gr18" draw:text-style-name="P3" draw:layer="layout" svg:x1="8.197cm" svg:y1="19.266cm" svg:x2="9.438cm" svg:y2="19.266cm">
          <text:p/>
        </draw:line>
        <draw:line draw:style-name="gr18" draw:text-style-name="P3" draw:layer="layout" svg:x1="13.897cm" svg:y1="19.266cm" svg:x2="15.138cm" svg:y2="19.266cm">
          <text:p/>
        </draw:line>
        <draw:line draw:style-name="gr18" draw:text-style-name="P3" draw:layer="layout" svg:x1="11.574cm" svg:y1="15.861cm" svg:x2="11.574cm" svg:y2="17.102cm">
          <text:p/>
        </draw:line>
        <draw:line draw:style-name="gr18" draw:text-style-name="P3" draw:layer="layout" svg:x1="11.574cm" svg:y1="21.475cm" svg:x2="11.574cm" svg:y2="22.716cm">
          <text:p/>
        </draw:line>
        <draw:custom-shape draw:style-name="gr43" draw:text-style-name="P3" draw:layer="layout" svg:width="2.778cm" svg:height="3.402cm" svg:x="10.601cm" svg:y="17.6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0.946cm" svg:height="0.946cm" svg:x="10.971cm" svg:y="1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1.72cm" svg:height="0.623cm" svg:x="11.142cm" svg:y="20.09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8" draw:layer="layout" svg:width="0.83cm" svg:height="0.475cm" draw:transform="skewX (0.0146607657167524) rotate (-1.5707963267949) translate (11.425cm 20.005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983cm" svg:height="0.661cm" svg:x="12.049cm" svg:y="18.99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3" draw:text-style-name="P8" draw:layer="layout" svg:width="1.956cm" svg:height="1.191cm" draw:transform="skewX (0.0143116998663535) rotate (-1.5707963267949) translate (10.904cm 18.844cm)">
          <text:p/>
          <draw:enhanced-geometry svg:viewBox="0 0 21600 21600" draw:type="rectangle" draw:enhanced-path="M 0 0 L 21600 0 21600 21600 0 21600 0 0 Z N"/>
        </draw:custom-shape>
        <draw:frame draw:style-name="gr74" draw:text-style-name="P3" draw:layer="layout" svg:width="1.563cm" svg:height="1.563cm" svg:x="9.548cm" svg:y="19.021cm">
          <draw:image xlink:href="Pictures/100000000000040000000400BD9044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ple SD Gothic Neo SemiBold" svg:font-family="'Apple SD Gothic Neo SemiBold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2T11:42:53.703094230</meta:creation-date>
    <dc:date>2022-01-07T10:31:23.223507324</dc:date>
    <meta:editing-duration>P2DT21H59M32S</meta:editing-duration>
    <meta:editing-cycles>17</meta:editing-cycles>
    <meta:generator>NeoOffice/3.2017.31_Professional_Edition$MacOSX_X86_64 NeoOffice_project/0</meta:generator>
    <meta:document-statistic meta:object-count="501"/>
  </office:meta>
</office:document-meta>
</file>